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bcac" officeooo:paragraph-rsid="0013bcac"/>
    </style:style>
    <style:style style:name="P2" style:family="paragraph" style:parent-style-name="Standard">
      <style:text-properties officeooo:rsid="0013bcac" officeooo:paragraph-rsid="0017d098"/>
    </style:style>
    <style:style style:name="P3" style:family="paragraph" style:parent-style-name="Standard">
      <style:text-properties officeooo:rsid="001d042c" officeooo:paragraph-rsid="001d98f7"/>
    </style:style>
    <style:style style:name="P4" style:family="paragraph" style:parent-style-name="Standard">
      <style:text-properties officeooo:rsid="001f49ad" officeooo:paragraph-rsid="00292c2b"/>
    </style:style>
    <style:style style:name="P5" style:family="paragraph" style:parent-style-name="Standard">
      <style:text-properties officeooo:rsid="002caa11" officeooo:paragraph-rsid="002caa11"/>
    </style:style>
    <style:style style:name="P6" style:family="paragraph" style:parent-style-name="Standard">
      <style:text-properties officeooo:rsid="0033295b" officeooo:paragraph-rsid="0033295b"/>
    </style:style>
    <style:style style:name="P7" style:family="paragraph" style:parent-style-name="Standard">
      <style:text-properties officeooo:rsid="00354ae9" officeooo:paragraph-rsid="00354ae9"/>
    </style:style>
    <style:style style:name="P8" style:family="paragraph" style:parent-style-name="Standard">
      <style:text-properties officeooo:rsid="0037ac63" officeooo:paragraph-rsid="003f695c"/>
    </style:style>
    <style:style style:name="P9" style:family="paragraph" style:parent-style-name="Standard">
      <style:text-properties officeooo:rsid="0040a2c2" officeooo:paragraph-rsid="0040a2c2"/>
    </style:style>
    <style:style style:name="P10" style:family="paragraph" style:parent-style-name="Standard">
      <style:text-properties officeooo:rsid="0046988f" officeooo:paragraph-rsid="0046988f"/>
    </style:style>
    <style:style style:name="P11" style:family="paragraph" style:parent-style-name="Standard">
      <style:text-properties officeooo:rsid="004c475f" officeooo:paragraph-rsid="004c475f"/>
    </style:style>
    <style:style style:name="P12" style:family="paragraph" style:parent-style-name="Standard">
      <style:text-properties officeooo:rsid="0056d98d" officeooo:paragraph-rsid="0056d98d"/>
    </style:style>
    <style:style style:name="P13" style:family="paragraph" style:parent-style-name="Standard">
      <style:text-properties officeooo:rsid="005782e9" officeooo:paragraph-rsid="005782e9"/>
    </style:style>
    <style:style style:name="P14" style:family="paragraph" style:parent-style-name="Standard">
      <style:text-properties officeooo:rsid="00582b7d" officeooo:paragraph-rsid="00582b7d"/>
    </style:style>
    <style:style style:name="P15" style:family="paragraph" style:parent-style-name="Standard">
      <style:text-properties officeooo:rsid="005bfe09" officeooo:paragraph-rsid="005bfe09"/>
    </style:style>
    <style:style style:name="P16" style:family="paragraph" style:parent-style-name="Standard">
      <style:text-properties officeooo:rsid="005c28f3" officeooo:paragraph-rsid="005c28f3"/>
    </style:style>
    <style:style style:name="P17" style:family="paragraph" style:parent-style-name="Standard">
      <style:text-properties officeooo:rsid="005da000" officeooo:paragraph-rsid="005da000"/>
    </style:style>
    <style:style style:name="P18" style:family="paragraph" style:parent-style-name="Standard">
      <style:text-properties officeooo:rsid="00608974" officeooo:paragraph-rsid="00608974"/>
    </style:style>
    <style:style style:name="P19" style:family="paragraph" style:parent-style-name="Standard">
      <style:text-properties officeooo:rsid="00639bd0" officeooo:paragraph-rsid="00639bd0"/>
    </style:style>
    <style:style style:name="P20" style:family="paragraph" style:parent-style-name="Standard">
      <style:text-properties officeooo:rsid="00639bd0" officeooo:paragraph-rsid="006f83dd"/>
    </style:style>
    <style:style style:name="P21" style:family="paragraph" style:parent-style-name="Standard">
      <style:text-properties officeooo:rsid="00639bd0" officeooo:paragraph-rsid="00738bab"/>
    </style:style>
    <style:style style:name="P22" style:family="paragraph" style:parent-style-name="Standard">
      <style:text-properties officeooo:rsid="0072d531" officeooo:paragraph-rsid="00760ed6"/>
    </style:style>
    <style:style style:name="P23" style:family="paragraph" style:parent-style-name="Standard">
      <style:text-properties officeooo:rsid="0079c0b7" officeooo:paragraph-rsid="008af773"/>
    </style:style>
    <style:style style:name="P24" style:family="paragraph" style:parent-style-name="Standard">
      <style:text-properties officeooo:rsid="0079c0b7" officeooo:paragraph-rsid="008c6829"/>
    </style:style>
    <style:style style:name="P25" style:family="paragraph" style:parent-style-name="Standard">
      <style:text-properties officeooo:rsid="00913310" officeooo:paragraph-rsid="00913310"/>
    </style:style>
    <style:style style:name="P26" style:family="paragraph" style:parent-style-name="Standard">
      <style:text-properties officeooo:rsid="00b54b69" officeooo:paragraph-rsid="00b54b69"/>
    </style:style>
    <style:style style:name="P27" style:family="paragraph" style:parent-style-name="Standard">
      <style:text-properties officeooo:rsid="00b7c5de" officeooo:paragraph-rsid="00b7c5de"/>
    </style:style>
    <style:style style:name="P28" style:family="paragraph" style:parent-style-name="Standard">
      <style:text-properties officeooo:rsid="00b9baa0" officeooo:paragraph-rsid="00c42643"/>
    </style:style>
    <style:style style:name="P29" style:family="paragraph" style:parent-style-name="Standard">
      <style:text-properties fo:font-style="normal" fo:font-weight="normal" officeooo:rsid="00906c1d" officeooo:paragraph-rsid="008c6829" style:font-style-asian="normal" style:font-weight-asian="normal" style:font-style-complex="normal" style:font-weight-complex="normal"/>
    </style:style>
    <style:style style:name="P30" style:family="paragraph" style:parent-style-name="Standard">
      <style:text-properties fo:font-style="normal" fo:font-weight="normal" officeooo:rsid="0099344f" officeooo:paragraph-rsid="00913310" style:font-style-asian="normal" style:font-weight-asian="normal" style:font-style-complex="normal" style:font-weight-complex="normal"/>
    </style:style>
    <style:style style:name="P31" style:family="paragraph" style:parent-style-name="Standard">
      <style:text-properties fo:font-style="normal" fo:font-weight="normal" officeooo:rsid="00a7c8e1" officeooo:paragraph-rsid="00b1e61a" style:font-style-asian="normal" style:font-weight-asian="normal" style:font-style-complex="normal" style:font-weight-complex="normal"/>
    </style:style>
    <style:style style:name="P32" style:family="paragraph" style:parent-style-name="Standard">
      <style:text-properties fo:font-style="normal" fo:font-weight="normal" officeooo:rsid="00b3bc24" officeooo:paragraph-rsid="00b3bc24" style:font-style-asian="normal" style:font-weight-asian="normal" style:font-style-complex="normal" style:font-weight-complex="normal"/>
    </style:style>
    <style:style style:name="P33" style:family="paragraph" style:parent-style-name="Standard">
      <style:text-properties fo:font-style="normal" fo:font-weight="normal" officeooo:rsid="00b7c5de" officeooo:paragraph-rsid="00b7c5de" style:font-style-asian="normal" style:font-weight-asian="normal" style:font-style-complex="normal" style:font-weight-complex="normal"/>
    </style:style>
    <style:style style:name="P34" style:family="paragraph" style:parent-style-name="Standard">
      <style:text-properties fo:font-style="normal" fo:font-weight="normal" officeooo:rsid="00c53e91" officeooo:paragraph-rsid="00c42643" style:font-style-asian="normal" style:font-weight-asian="normal" style:font-style-complex="normal" style:font-weight-complex="normal"/>
    </style:style>
    <style:style style:name="P35" style:family="paragraph" style:parent-style-name="Standard">
      <style:text-properties officeooo:rsid="00c82467" officeooo:paragraph-rsid="00c8f7b6"/>
    </style:style>
    <style:style style:name="P36" style:family="paragraph" style:parent-style-name="Standard">
      <style:text-properties fo:font-style="normal" fo:font-weight="normal" officeooo:rsid="00cb9d6e" officeooo:paragraph-rsid="00c8f7b6" style:font-style-asian="normal" style:font-weight-asian="normal" style:font-style-complex="normal" style:font-weight-complex="normal"/>
    </style:style>
    <style:style style:name="P37" style:family="paragraph" style:parent-style-name="Standard">
      <style:text-properties fo:font-style="normal" fo:font-weight="normal" officeooo:rsid="00b3bc24" officeooo:paragraph-rsid="00b3bc24" style:font-style-asian="normal" style:font-weight-asian="normal" style:font-style-complex="normal" style:font-weight-complex="normal"/>
    </style:style>
    <style:style style:name="P38" style:family="paragraph" style:parent-style-name="Standard">
      <style:paragraph-properties fo:line-height="120%" fo:text-align="start" style:justify-single-word="false"/>
      <style:text-properties fo:font-style="normal" fo:font-weight="normal" officeooo:rsid="00b3bc24" officeooo:paragraph-rsid="00d941bb" style:font-style-asian="normal" style:font-weight-asian="normal" style:font-style-complex="normal" style:font-weight-complex="normal"/>
    </style:style>
    <style:style style:name="P39" style:family="paragraph" style:parent-style-name="Standard">
      <style:paragraph-properties fo:line-height="120%" fo:text-align="start" style:justify-single-word="false"/>
      <style:text-properties fo:font-style="normal" fo:font-weight="normal" officeooo:rsid="00b3bc24" officeooo:paragraph-rsid="00da50ee" style:font-style-asian="normal" style:font-weight-asian="normal" style:font-style-complex="normal" style:font-weight-complex="normal"/>
    </style:style>
    <style:style style:name="P40" style:family="paragraph" style:parent-style-name="Standard">
      <style:paragraph-properties fo:line-height="120%" fo:text-align="start" style:justify-single-word="false"/>
      <style:text-properties fo:font-style="normal" fo:font-weight="normal" officeooo:rsid="00b3bc24" officeooo:paragraph-rsid="00e12c1e" style:font-style-asian="normal" style:font-weight-asian="normal" style:font-style-complex="normal" style:font-weight-complex="normal"/>
    </style:style>
    <style:style style:name="P41" style:family="paragraph" style:parent-style-name="Standard">
      <style:paragraph-properties fo:line-height="120%" fo:text-align="start" style:justify-single-word="false"/>
      <style:text-properties fo:font-style="normal" fo:font-weight="normal" officeooo:rsid="00b3bc24" officeooo:paragraph-rsid="00e3e523" style:font-style-asian="normal" style:font-weight-asian="normal" style:font-style-complex="normal" style:font-weight-complex="normal"/>
    </style:style>
    <style:style style:name="P42" style:family="paragraph" style:parent-style-name="Standard">
      <style:paragraph-properties fo:line-height="120%" fo:text-align="start" style:justify-single-word="false"/>
      <style:text-properties fo:font-style="normal" fo:font-weight="normal" officeooo:rsid="00b3bc24" officeooo:paragraph-rsid="00f744c3" style:font-style-asian="normal" style:font-weight-asian="normal" style:font-style-complex="normal" style:font-weight-complex="normal"/>
    </style:style>
    <style:style style:name="P43" style:family="paragraph" style:parent-style-name="Standard">
      <style:paragraph-properties fo:line-height="120%" fo:text-align="start" style:justify-single-word="false"/>
      <style:text-properties fo:font-style="normal" fo:font-weight="normal" officeooo:rsid="00e79025" officeooo:paragraph-rsid="00e79025" style:font-style-asian="normal" style:font-weight-asian="normal" style:font-style-complex="normal" style:font-weight-complex="normal"/>
    </style:style>
    <style:style style:name="P44" style:family="paragraph" style:parent-style-name="Standard">
      <style:paragraph-properties fo:line-height="120%" fo:text-align="start" style:justify-single-word="false"/>
      <style:text-properties fo:font-style="normal" fo:font-weight="normal" officeooo:rsid="00f7545a" officeooo:paragraph-rsid="010c000b" style:font-style-asian="normal" style:font-weight-asian="normal" style:font-style-complex="normal" style:font-weight-complex="normal"/>
    </style:style>
    <style:style style:name="P45" style:family="paragraph" style:parent-style-name="Standard">
      <style:text-properties officeooo:rsid="009ba01e" officeooo:paragraph-rsid="00d8ff04"/>
    </style:style>
    <style:style style:name="P46" style:family="paragraph" style:parent-style-name="Standard">
      <style:text-properties officeooo:rsid="009ba01e" officeooo:paragraph-rsid="00b3bc24"/>
    </style:style>
    <style:style style:name="P47" style:family="paragraph" style:parent-style-name="Standard">
      <style:paragraph-properties fo:line-height="120%" fo:text-align="start" style:justify-single-word="false"/>
      <style:text-properties officeooo:rsid="009ba01e" officeooo:paragraph-rsid="00d941bb"/>
    </style:style>
    <style:style style:name="P48" style:family="paragraph" style:parent-style-name="Standard">
      <style:text-properties officeooo:rsid="009ba01e" officeooo:paragraph-rsid="00d941bb"/>
    </style:style>
    <style:style style:name="P49" style:family="paragraph" style:parent-style-name="Standard">
      <style:text-properties officeooo:rsid="009a9d0b" officeooo:paragraph-rsid="009a9d0b"/>
    </style:style>
    <style:style style:name="P50" style:family="paragraph" style:parent-style-name="Standard">
      <style:paragraph-properties fo:line-height="120%" fo:text-align="start" style:justify-single-word="false"/>
      <style:text-properties officeooo:rsid="009a9d0b" officeooo:paragraph-rsid="00d941bb"/>
    </style:style>
    <style:style style:name="P51" style:family="paragraph" style:parent-style-name="Standard">
      <style:paragraph-properties fo:line-height="120%" fo:text-align="start" style:justify-single-word="false"/>
      <style:text-properties officeooo:paragraph-rsid="00e195df"/>
    </style:style>
    <style:style style:name="P52" style:family="paragraph" style:parent-style-name="Standard">
      <style:paragraph-properties fo:line-height="120%"/>
      <style:text-properties officeooo:paragraph-rsid="00edaeba"/>
    </style:style>
    <style:style style:name="P53" style:family="paragraph" style:parent-style-name="Standard">
      <style:paragraph-properties fo:line-height="120%"/>
      <style:text-properties officeooo:paragraph-rsid="00f291f2"/>
    </style:style>
    <style:style style:name="P54" style:family="paragraph" style:parent-style-name="Standard">
      <style:paragraph-properties fo:line-height="120%"/>
      <style:text-properties officeooo:paragraph-rsid="00f3ddeb"/>
    </style:style>
    <style:style style:name="P55" style:family="paragraph" style:parent-style-name="Standard">
      <style:paragraph-properties fo:line-height="120%"/>
      <style:text-properties officeooo:paragraph-rsid="0113f48c"/>
    </style:style>
    <style:style style:name="P56" style:family="paragraph" style:parent-style-name="Standard">
      <style:paragraph-properties fo:line-height="120%"/>
      <style:text-properties officeooo:paragraph-rsid="011ace31"/>
    </style:style>
    <style:style style:name="P57" style:family="paragraph" style:parent-style-name="Standard">
      <style:paragraph-properties fo:line-height="120%"/>
      <style:text-properties officeooo:paragraph-rsid="01337e7b"/>
    </style:style>
    <style:style style:name="P58" style:family="paragraph" style:parent-style-name="Standard">
      <style:paragraph-properties fo:line-height="120%"/>
      <style:text-properties officeooo:paragraph-rsid="013b6ea7"/>
    </style:style>
    <style:style style:name="P59" style:family="paragraph" style:parent-style-name="Standard">
      <style:text-properties officeooo:rsid="00cd423c" officeooo:paragraph-rsid="00cd423c"/>
    </style:style>
    <style:style style:name="P60" style:family="paragraph" style:parent-style-name="Standard">
      <style:paragraph-properties fo:line-height="120%"/>
      <style:text-properties officeooo:rsid="00cd423c" officeooo:paragraph-rsid="00ea44f9"/>
    </style:style>
    <style:style style:name="P61" style:family="paragraph" style:parent-style-name="Standard">
      <style:paragraph-properties fo:line-height="120%" fo:text-align="start" style:justify-single-word="false"/>
      <style:text-properties fo:font-weight="normal" officeooo:rsid="00cd423c" officeooo:paragraph-rsid="00edaeba" style:font-weight-asian="normal" style:font-weight-complex="normal"/>
    </style:style>
    <style:style style:name="P62" style:family="paragraph" style:parent-style-name="Standard">
      <style:paragraph-properties fo:line-height="120%" fo:text-align="start" style:justify-single-word="false"/>
      <style:text-properties fo:font-weight="normal" officeooo:rsid="00cd423c" officeooo:paragraph-rsid="00f00f70" style:font-weight-asian="normal" style:font-weight-complex="normal"/>
    </style:style>
    <style:style style:name="P63" style:family="paragraph" style:parent-style-name="Standard">
      <style:paragraph-properties fo:line-height="120%" fo:text-align="start" style:justify-single-word="false"/>
      <style:text-properties fo:font-weight="normal" officeooo:rsid="00cd423c" officeooo:paragraph-rsid="0109bb50" style:font-weight-asian="normal" style:font-weight-complex="normal"/>
    </style:style>
    <style:style style:name="P64" style:family="paragraph" style:parent-style-name="Standard">
      <style:paragraph-properties fo:line-height="120%" fo:text-align="start" style:justify-single-word="false"/>
      <style:text-properties fo:font-weight="normal" officeooo:rsid="00cd423c" officeooo:paragraph-rsid="0113f48c" style:font-weight-asian="normal" style:font-weight-complex="normal"/>
    </style:style>
    <style:style style:name="P65" style:family="paragraph" style:parent-style-name="Standard">
      <style:paragraph-properties fo:line-height="120%" fo:text-align="start" style:justify-single-word="false"/>
      <style:text-properties fo:font-weight="normal" officeooo:rsid="00cd423c" officeooo:paragraph-rsid="011ace31" style:font-weight-asian="normal" style:font-weight-complex="normal"/>
    </style:style>
    <style:style style:name="P66" style:family="paragraph" style:parent-style-name="Standard">
      <style:paragraph-properties fo:line-height="120%"/>
      <style:text-properties fo:color="#000000" style:font-name="Helvetica Neue" fo:font-size="10pt" officeooo:paragraph-rsid="00f291f2" style:letter-kerning="false" style:font-size-asian="10pt" style:font-name-complex="Helvetica Neue1" style:font-size-complex="10pt"/>
    </style:style>
    <style:style style:name="P67" style:family="paragraph" style:parent-style-name="Standard">
      <style:paragraph-properties fo:line-height="120%"/>
      <style:text-properties fo:color="#000000" style:font-name="Helvetica Neue" fo:font-size="10pt" officeooo:paragraph-rsid="0113f48c" style:letter-kerning="false" style:font-size-asian="10pt" style:font-name-complex="Helvetica Neue1" style:font-size-complex="10pt"/>
    </style:style>
    <style:style style:name="P68" style:family="paragraph" style:parent-style-name="Standard">
      <style:paragraph-properties fo:line-height="120%"/>
      <style:text-properties fo:color="#000000" style:font-name="Helvetica Neue" fo:font-size="10pt" officeooo:paragraph-rsid="011ace31" style:letter-kerning="false" style:font-size-asian="10pt" style:font-name-complex="Helvetica Neue1" style:font-size-complex="10pt"/>
    </style:style>
    <style:style style:name="P69" style:family="paragraph" style:parent-style-name="Standard">
      <style:paragraph-properties fo:line-height="120%"/>
      <style:text-properties fo:color="#000000" style:font-name="Helvetica Neue" fo:font-size="10pt" fo:font-weight="bold" officeooo:paragraph-rsid="011ace31" style:letter-kerning="false" style:font-size-asian="10pt" style:font-weight-asian="bold" style:font-name-complex="Helvetica Neue1" style:font-size-complex="10pt" style:font-weight-complex="bold"/>
    </style:style>
    <style:style style:name="P70" style:family="paragraph" style:parent-style-name="Standard" style:list-style-name="WWNum1">
      <style:paragraph-properties fo:margin-left="0.288cm" fo:margin-right="0cm" fo:line-height="120%" fo:text-align="start" style:justify-single-word="false" fo:text-indent="-0.289cm" style:auto-text-indent="false">
        <style:tab-stops>
          <style:tab-stop style:position="0.035cm"/>
          <style:tab-stop style:position="0.323cm"/>
        </style:tab-stops>
      </style:paragraph-properties>
      <style:text-properties fo:font-weight="normal" officeooo:rsid="00cd423c" officeooo:paragraph-rsid="00edaeba" style:font-weight-asian="normal" style:font-weight-complex="normal"/>
    </style:style>
    <style:style style:name="P71" style:family="paragraph" style:parent-style-name="Standard" style:list-style-name="WWNum1">
      <style:paragraph-properties fo:margin-left="0.288cm" fo:margin-right="0cm" fo:line-height="120%" fo:text-indent="-0.289cm" style:auto-text-indent="false">
        <style:tab-stops>
          <style:tab-stop style:position="0.035cm"/>
          <style:tab-stop style:position="0.323cm"/>
        </style:tab-stops>
      </style:paragraph-properties>
      <style:text-properties officeooo:paragraph-rsid="00edaeba"/>
    </style:style>
    <style:style style:name="T1" style:family="text">
      <style:text-properties officeooo:rsid="00149e96"/>
    </style:style>
    <style:style style:name="T2" style:family="text">
      <style:text-properties officeooo:rsid="001d55b3"/>
    </style:style>
    <style:style style:name="T3" style:family="text">
      <style:text-properties officeooo:rsid="001d98f7"/>
    </style:style>
    <style:style style:name="T4" style:family="text">
      <style:text-properties officeooo:rsid="002127d2"/>
    </style:style>
    <style:style style:name="T5" style:family="text">
      <style:text-properties officeooo:rsid="002dda3a"/>
    </style:style>
    <style:style style:name="T6" style:family="text">
      <style:text-properties officeooo:rsid="0034def3"/>
    </style:style>
    <style:style style:name="T7" style:family="text">
      <style:text-properties officeooo:rsid="0038b71d"/>
    </style:style>
    <style:style style:name="T8" style:family="text">
      <style:text-properties officeooo:rsid="00427f53"/>
    </style:style>
    <style:style style:name="T9" style:family="text">
      <style:text-properties officeooo:rsid="00482932"/>
    </style:style>
    <style:style style:name="T10" style:family="text">
      <style:text-properties officeooo:rsid="00498865"/>
    </style:style>
    <style:style style:name="T11" style:family="text">
      <style:text-properties officeooo:rsid="004d1176"/>
    </style:style>
    <style:style style:name="T12" style:family="text">
      <style:text-properties officeooo:rsid="00585db0"/>
    </style:style>
    <style:style style:name="T13" style:family="text">
      <style:text-properties officeooo:rsid="0062c67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643391" style:font-style-asian="italic" style:font-weight-asian="bold" style:font-style-complex="italic" style:font-weight-complex="bold"/>
    </style:style>
    <style:style style:name="T16" style:family="text">
      <style:text-properties fo:font-style="italic" fo:font-weight="bold" officeooo:rsid="0062c67d" style:font-style-asian="italic" style:font-weight-asian="bold" style:font-style-complex="italic" style:font-weight-complex="bold"/>
    </style:style>
    <style:style style:name="T17" style:family="text">
      <style:text-properties fo:font-style="italic" fo:font-weight="bold" officeooo:rsid="00585db0" style:font-style-asian="italic" style:font-weight-asian="bold" style:font-style-complex="italic" style:font-weight-complex="bold"/>
    </style:style>
    <style:style style:name="T18" style:family="text">
      <style:text-properties fo:font-style="italic" fo:font-weight="bold" officeooo:rsid="0072da4e" style:font-style-asian="italic" style:font-weight-asian="bold" style:font-style-complex="italic" style:font-weight-complex="bold"/>
    </style:style>
    <style:style style:name="T19" style:family="text">
      <style:text-properties fo:font-style="italic" fo:font-weight="bold" officeooo:rsid="007ba5b7" style:font-style-asian="italic" style:font-weight-asian="bold" style:font-style-complex="italic" style:font-weight-complex="bold"/>
    </style:style>
    <style:style style:name="T20" style:family="text">
      <style:text-properties fo:font-style="italic" fo:font-weight="bold" officeooo:rsid="00d8ff04" style:font-style-asian="italic" style:font-weight-asian="bold" style:font-style-complex="italic" style:font-weight-complex="bold"/>
    </style:style>
    <style:style style:name="T21" style:family="text">
      <style:text-properties fo:font-style="italic" style:text-underline-style="none" fo:font-weight="bold" officeooo:rsid="00643391" style:font-style-asian="italic" style:font-weight-asian="bold" style:font-style-complex="italic" style:font-weight-complex="bold"/>
    </style:style>
    <style:style style:name="T22" style:family="text">
      <style:text-properties officeooo:rsid="00635ec0"/>
    </style:style>
    <style:style style:name="T23" style:family="text">
      <style:text-properties officeooo:rsid="00643391"/>
    </style:style>
    <style:style style:name="T24" style:family="text">
      <style:text-properties fo:font-weight="bold" style:font-weight-asian="bold" style:font-weight-complex="bold"/>
    </style:style>
    <style:style style:name="T25" style:family="text">
      <style:text-properties fo:font-weight="bold" officeooo:rsid="004d1176" style:font-weight-asian="bold" style:font-weight-complex="bold"/>
    </style:style>
    <style:style style:name="T26" style:family="text">
      <style:text-properties fo:font-weight="bold" officeooo:rsid="00427f53" style:font-weight-asian="bold" style:font-weight-complex="bold"/>
    </style:style>
    <style:style style:name="T27" style:family="text">
      <style:text-properties fo:font-weight="bold" officeooo:rsid="0038b71d" style:font-weight-asian="bold" style:font-weight-complex="bold"/>
    </style:style>
    <style:style style:name="T28" style:family="text">
      <style:text-properties fo:font-style="normal" fo:font-weight="bold" officeooo:rsid="00a27bf2" style:font-style-asian="normal" style:font-weight-asian="bold" style:font-style-complex="normal" style:font-weight-complex="bold"/>
    </style:style>
    <style:style style:name="T29" style:family="text">
      <style:text-properties fo:font-style="normal" fo:font-weight="bold" officeooo:rsid="00a40c13" style:font-style-asian="normal" style:font-weight-asian="bold" style:font-style-complex="normal" style:font-weight-complex="bold"/>
    </style:style>
    <style:style style:name="T30" style:family="text">
      <style:text-properties fo:font-style="normal" fo:font-weight="bold" officeooo:rsid="00a9769b"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ba5b7" style:font-style-asian="normal" style:font-weight-asian="normal" style:font-style-complex="normal" style:font-weight-complex="normal"/>
    </style:style>
    <style:style style:name="T33" style:family="text">
      <style:text-properties fo:font-style="normal" fo:font-weight="normal" officeooo:rsid="008c6829" style:font-style-asian="normal" style:font-weight-asian="normal" style:font-style-complex="normal" style:font-weight-complex="normal"/>
    </style:style>
    <style:style style:name="T34" style:family="text">
      <style:text-properties fo:font-style="normal" fo:font-weight="normal" officeooo:rsid="008e1951" style:font-style-asian="normal" style:font-weight-asian="normal" style:font-style-complex="normal" style:font-weight-complex="normal"/>
    </style:style>
    <style:style style:name="T35" style:family="text">
      <style:text-properties fo:font-style="normal" fo:font-weight="normal" officeooo:rsid="008e935e" style:font-style-asian="normal" style:font-weight-asian="normal" style:font-style-complex="normal" style:font-weight-complex="normal"/>
    </style:style>
    <style:style style:name="T36" style:family="text">
      <style:text-properties fo:font-style="normal" fo:font-weight="normal" officeooo:rsid="00906c1d" style:font-style-asian="normal" style:font-weight-asian="normal" style:font-style-complex="normal" style:font-weight-complex="normal"/>
    </style:style>
    <style:style style:name="T37" style:family="text">
      <style:text-properties fo:font-style="normal" fo:font-weight="normal" officeooo:rsid="00913310" style:font-style-asian="normal" style:font-weight-asian="normal" style:font-style-complex="normal" style:font-weight-complex="normal"/>
    </style:style>
    <style:style style:name="T38" style:family="text">
      <style:text-properties fo:font-style="normal" fo:font-weight="normal" officeooo:rsid="00916286" style:font-style-asian="normal" style:font-weight-asian="normal" style:font-style-complex="normal" style:font-weight-complex="normal"/>
    </style:style>
    <style:style style:name="T39" style:family="text">
      <style:text-properties fo:font-style="normal" fo:font-weight="normal" officeooo:rsid="00920678" style:font-style-asian="normal" style:font-weight-asian="normal" style:font-style-complex="normal" style:font-weight-complex="normal"/>
    </style:style>
    <style:style style:name="T40" style:family="text">
      <style:text-properties fo:font-style="normal" fo:font-weight="normal" officeooo:rsid="0092547d" style:font-style-asian="normal" style:font-weight-asian="normal" style:font-style-complex="normal" style:font-weight-complex="normal"/>
    </style:style>
    <style:style style:name="T41" style:family="text">
      <style:text-properties fo:font-style="normal" fo:font-weight="normal" officeooo:rsid="0092fb7b" style:font-style-asian="normal" style:font-weight-asian="normal" style:font-style-complex="normal" style:font-weight-complex="normal"/>
    </style:style>
    <style:style style:name="T42" style:family="text">
      <style:text-properties fo:font-style="normal" fo:font-weight="normal" officeooo:rsid="00949152" style:font-style-asian="normal" style:font-weight-asian="normal" style:font-style-complex="normal" style:font-weight-complex="normal"/>
    </style:style>
    <style:style style:name="T43" style:family="text">
      <style:text-properties fo:font-style="normal" fo:font-weight="normal" officeooo:rsid="0095dc2d" style:font-style-asian="normal" style:font-weight-asian="normal" style:font-style-complex="normal" style:font-weight-complex="normal"/>
    </style:style>
    <style:style style:name="T44" style:family="text">
      <style:text-properties fo:font-style="normal" fo:font-weight="normal" officeooo:rsid="0095eff5" style:font-style-asian="normal" style:font-weight-asian="normal" style:font-style-complex="normal" style:font-weight-complex="normal"/>
    </style:style>
    <style:style style:name="T45" style:family="text">
      <style:text-properties fo:font-style="normal" fo:font-weight="normal" officeooo:rsid="00978f64" style:font-style-asian="normal" style:font-weight-asian="normal" style:font-style-complex="normal" style:font-weight-complex="normal"/>
    </style:style>
    <style:style style:name="T46" style:family="text">
      <style:text-properties fo:font-style="normal" fo:font-weight="normal" officeooo:rsid="009829de" style:font-style-asian="normal" style:font-weight-asian="normal" style:font-style-complex="normal" style:font-weight-complex="normal"/>
    </style:style>
    <style:style style:name="T47" style:family="text">
      <style:text-properties fo:font-style="normal" fo:font-weight="normal" officeooo:rsid="0099344f" style:font-style-asian="normal" style:font-weight-asian="normal" style:font-style-complex="normal" style:font-weight-complex="normal"/>
    </style:style>
    <style:style style:name="T48" style:family="text">
      <style:text-properties fo:font-style="normal" fo:font-weight="normal" officeooo:rsid="009e32e5" style:font-style-asian="normal" style:font-weight-asian="normal" style:font-style-complex="normal" style:font-weight-complex="normal"/>
    </style:style>
    <style:style style:name="T49" style:family="text">
      <style:text-properties fo:font-style="normal" fo:font-weight="normal" officeooo:rsid="009fcd1c" style:font-style-asian="normal" style:font-weight-asian="normal" style:font-style-complex="normal" style:font-weight-complex="normal"/>
    </style:style>
    <style:style style:name="T50" style:family="text">
      <style:text-properties fo:font-style="normal" fo:font-weight="normal" officeooo:rsid="00a27bf2" style:font-style-asian="normal" style:font-weight-asian="normal" style:font-style-complex="normal" style:font-weight-complex="normal"/>
    </style:style>
    <style:style style:name="T51" style:family="text">
      <style:text-properties fo:font-style="normal" fo:font-weight="normal" officeooo:rsid="00a40c13" style:font-style-asian="normal" style:font-weight-asian="normal" style:font-style-complex="normal" style:font-weight-complex="normal"/>
    </style:style>
    <style:style style:name="T52" style:family="text">
      <style:text-properties fo:font-style="normal" fo:font-weight="normal" officeooo:rsid="00a7c8e1" style:font-style-asian="normal" style:font-weight-asian="normal" style:font-style-complex="normal" style:font-weight-complex="normal"/>
    </style:style>
    <style:style style:name="T53" style:family="text">
      <style:text-properties fo:font-style="normal" fo:font-weight="normal" officeooo:rsid="00a9415d" style:font-style-asian="normal" style:font-weight-asian="normal" style:font-style-complex="normal" style:font-weight-complex="normal"/>
    </style:style>
    <style:style style:name="T54" style:family="text">
      <style:text-properties fo:font-style="normal" fo:font-weight="normal" officeooo:rsid="00a9769b" style:font-style-asian="normal" style:font-weight-asian="normal" style:font-style-complex="normal" style:font-weight-complex="normal"/>
    </style:style>
    <style:style style:name="T55" style:family="text">
      <style:text-properties fo:font-style="normal" fo:font-weight="normal" officeooo:rsid="00aae9a9" style:font-style-asian="normal" style:font-weight-asian="normal" style:font-style-complex="normal" style:font-weight-complex="normal"/>
    </style:style>
    <style:style style:name="T56" style:family="text">
      <style:text-properties fo:font-style="normal" fo:font-weight="normal" officeooo:rsid="00ac77cf" style:font-style-asian="normal" style:font-weight-asian="normal" style:font-style-complex="normal" style:font-weight-complex="normal"/>
    </style:style>
    <style:style style:name="T57" style:family="text">
      <style:text-properties fo:font-style="normal" fo:font-weight="normal" officeooo:rsid="00ae0e8a" style:font-style-asian="normal" style:font-weight-asian="normal" style:font-style-complex="normal" style:font-weight-complex="normal"/>
    </style:style>
    <style:style style:name="T58" style:family="text">
      <style:text-properties fo:font-style="normal" fo:font-weight="normal" officeooo:rsid="00ae9b6a" style:font-style-asian="normal" style:font-weight-asian="normal" style:font-style-complex="normal" style:font-weight-complex="normal"/>
    </style:style>
    <style:style style:name="T59" style:family="text">
      <style:text-properties fo:font-style="normal" fo:font-weight="normal" officeooo:rsid="00ae9db3" style:font-style-asian="normal" style:font-weight-asian="normal" style:font-style-complex="normal" style:font-weight-complex="normal"/>
    </style:style>
    <style:style style:name="T60" style:family="text">
      <style:text-properties fo:font-style="normal" fo:font-weight="normal" officeooo:rsid="00b03d36" style:font-style-asian="normal" style:font-weight-asian="normal" style:font-style-complex="normal" style:font-weight-complex="normal"/>
    </style:style>
    <style:style style:name="T61" style:family="text">
      <style:text-properties fo:font-style="normal" fo:font-weight="normal" officeooo:rsid="00b04088" style:font-style-asian="normal" style:font-weight-asian="normal" style:font-style-complex="normal" style:font-weight-complex="normal"/>
    </style:style>
    <style:style style:name="T62" style:family="text">
      <style:text-properties fo:font-style="normal" fo:font-weight="normal" officeooo:rsid="00b1e61a" style:font-style-asian="normal" style:font-weight-asian="normal" style:font-style-complex="normal" style:font-weight-complex="normal"/>
    </style:style>
    <style:style style:name="T63" style:family="text">
      <style:text-properties fo:font-style="normal" fo:font-weight="normal" officeooo:rsid="00b3bc24" style:font-style-asian="normal" style:font-weight-asian="normal" style:font-style-complex="normal" style:font-weight-complex="normal"/>
    </style:style>
    <style:style style:name="T64" style:family="text">
      <style:text-properties fo:font-style="normal" fo:font-weight="normal" officeooo:rsid="00b83629" style:font-style-asian="normal" style:font-weight-asian="normal" style:font-style-complex="normal" style:font-weight-complex="normal"/>
    </style:style>
    <style:style style:name="T65" style:family="text">
      <style:text-properties fo:font-style="normal" fo:font-weight="normal" officeooo:rsid="00bbf4a2" style:font-style-asian="normal" style:font-weight-asian="normal" style:font-style-complex="normal" style:font-weight-complex="normal"/>
    </style:style>
    <style:style style:name="T66" style:family="text">
      <style:text-properties fo:font-style="normal" fo:font-weight="normal" officeooo:rsid="00bce4fc" style:font-style-asian="normal" style:font-weight-asian="normal" style:font-style-complex="normal" style:font-weight-complex="normal"/>
    </style:style>
    <style:style style:name="T67" style:family="text">
      <style:text-properties fo:font-style="normal" fo:font-weight="normal" officeooo:rsid="00bdf1ac" style:font-style-asian="normal" style:font-weight-asian="normal" style:font-style-complex="normal" style:font-weight-complex="normal"/>
    </style:style>
    <style:style style:name="T68" style:family="text">
      <style:text-properties fo:font-style="normal" fo:font-weight="normal" officeooo:rsid="00bee3f8" style:font-style-asian="normal" style:font-weight-asian="normal" style:font-style-complex="normal" style:font-weight-complex="normal"/>
    </style:style>
    <style:style style:name="T69" style:family="text">
      <style:text-properties fo:font-style="normal" fo:font-weight="normal" officeooo:rsid="00c07849" style:font-style-asian="normal" style:font-weight-asian="normal" style:font-style-complex="normal" style:font-weight-complex="normal"/>
    </style:style>
    <style:style style:name="T70" style:family="text">
      <style:text-properties fo:font-style="normal" fo:font-weight="normal" officeooo:rsid="00c0fd36" style:font-style-asian="normal" style:font-weight-asian="normal" style:font-style-complex="normal" style:font-weight-complex="normal"/>
    </style:style>
    <style:style style:name="T71" style:family="text">
      <style:text-properties fo:font-style="normal" fo:font-weight="normal" officeooo:rsid="00c42643" style:font-style-asian="normal" style:font-weight-asian="normal" style:font-style-complex="normal" style:font-weight-complex="normal"/>
    </style:style>
    <style:style style:name="T72" style:family="text">
      <style:text-properties fo:font-style="normal" fo:font-weight="normal" officeooo:rsid="00c53e91" style:font-style-asian="normal" style:font-weight-asian="normal" style:font-style-complex="normal" style:font-weight-complex="normal"/>
    </style:style>
    <style:style style:name="T73" style:family="text">
      <style:text-properties fo:font-style="normal" fo:font-weight="normal" officeooo:rsid="00c5870f" style:font-style-asian="normal" style:font-weight-asian="normal" style:font-style-complex="normal" style:font-weight-complex="normal"/>
    </style:style>
    <style:style style:name="T74" style:family="text">
      <style:text-properties fo:font-style="normal" fo:font-weight="normal" officeooo:rsid="00c633f5" style:font-style-asian="normal" style:font-weight-asian="normal" style:font-style-complex="normal" style:font-weight-complex="normal"/>
    </style:style>
    <style:style style:name="T75" style:family="text">
      <style:text-properties fo:font-style="normal" fo:font-weight="normal" officeooo:rsid="00c83e63" style:font-style-asian="normal" style:font-weight-asian="normal" style:font-style-complex="normal" style:font-weight-complex="normal"/>
    </style:style>
    <style:style style:name="T76" style:family="text">
      <style:text-properties fo:font-style="normal" fo:font-weight="normal" officeooo:rsid="00c8f7b6" style:font-style-asian="normal" style:font-weight-asian="normal" style:font-style-complex="normal" style:font-weight-complex="normal"/>
    </style:style>
    <style:style style:name="T77" style:family="text">
      <style:text-properties fo:font-style="normal" fo:font-weight="normal" officeooo:rsid="00cae6f8" style:font-style-asian="normal" style:font-weight-asian="normal" style:font-style-complex="normal" style:font-weight-complex="normal"/>
    </style:style>
    <style:style style:name="T78" style:family="text">
      <style:text-properties fo:font-style="normal" fo:font-weight="normal" officeooo:rsid="00cb9d6e" style:font-style-asian="normal" style:font-weight-asian="normal" style:font-style-complex="normal" style:font-weight-complex="normal"/>
    </style:style>
    <style:style style:name="T79" style:family="text">
      <style:text-properties fo:font-style="normal" fo:font-weight="normal" officeooo:rsid="00ce93cc" style:font-style-asian="normal" style:font-weight-asian="normal" style:font-style-complex="normal" style:font-weight-complex="normal"/>
    </style:style>
    <style:style style:name="T80" style:family="text">
      <style:text-properties fo:font-style="normal" fo:font-weight="normal" officeooo:rsid="00d01850" style:font-style-asian="normal" style:font-weight-asian="normal" style:font-style-complex="normal" style:font-weight-complex="normal"/>
    </style:style>
    <style:style style:name="T81" style:family="text">
      <style:text-properties fo:font-style="normal" fo:font-weight="normal" officeooo:rsid="00d066ad" style:font-style-asian="normal" style:font-weight-asian="normal" style:font-style-complex="normal" style:font-weight-complex="normal"/>
    </style:style>
    <style:style style:name="T82" style:family="text">
      <style:text-properties fo:font-style="normal" fo:font-weight="normal" officeooo:rsid="00d1061f" style:font-style-asian="normal" style:font-weight-asian="normal" style:font-style-complex="normal" style:font-weight-complex="normal"/>
    </style:style>
    <style:style style:name="T83" style:family="text">
      <style:text-properties fo:font-style="normal" fo:font-weight="normal" officeooo:rsid="00d2df9b" style:font-style-asian="normal" style:font-weight-asian="normal" style:font-style-complex="normal" style:font-weight-complex="normal"/>
    </style:style>
    <style:style style:name="T84" style:family="text">
      <style:text-properties fo:font-style="normal" fo:font-weight="normal" officeooo:rsid="00d2ed49" style:font-style-asian="normal" style:font-weight-asian="normal" style:font-style-complex="normal" style:font-weight-complex="normal"/>
    </style:style>
    <style:style style:name="T85" style:family="text">
      <style:text-properties fo:font-style="normal" fo:font-weight="normal" officeooo:rsid="00d50a17" style:font-style-asian="normal" style:font-weight-asian="normal" style:font-style-complex="normal" style:font-weight-complex="normal"/>
    </style:style>
    <style:style style:name="T86" style:family="text">
      <style:text-properties fo:font-style="normal" fo:font-weight="normal" officeooo:rsid="00d720e5" style:font-style-asian="normal" style:font-weight-asian="normal" style:font-style-complex="normal" style:font-weight-complex="normal"/>
    </style:style>
    <style:style style:name="T87" style:family="text">
      <style:text-properties fo:font-style="normal" fo:font-weight="normal" officeooo:rsid="00d8ff04" style:font-style-asian="normal" style:font-weight-asian="normal" style:font-style-complex="normal" style:font-weight-complex="normal"/>
    </style:style>
    <style:style style:name="T88" style:family="text">
      <style:text-properties fo:font-style="normal" fo:font-weight="normal" officeooo:rsid="00e8cfcf" style:font-style-asian="normal" style:font-weight-asian="normal" style:font-style-complex="normal" style:font-weight-complex="normal"/>
    </style:style>
    <style:style style:name="T89" style:family="text">
      <style:text-properties officeooo:rsid="0072da4e"/>
    </style:style>
    <style:style style:name="T90" style:family="text">
      <style:text-properties officeooo:rsid="0079bd72"/>
    </style:style>
    <style:style style:name="T91" style:family="text">
      <style:text-properties officeooo:rsid="007ba5b7"/>
    </style:style>
    <style:style style:name="T92" style:family="text">
      <style:text-properties fo:color="#000000" style:font-name="Helvetica Neue" fo:font-size="10pt" style:letter-kerning="false" style:font-size-asian="10pt" style:font-name-complex="Helvetica Neue1" style:font-size-complex="10pt"/>
    </style:style>
    <style:style style:name="T93" style:family="text">
      <style:text-properties fo:color="#000000" style:font-name="Helvetica Neue" fo:font-size="10pt" officeooo:rsid="0005c4ed" style:letter-kerning="false" style:font-size-asian="10pt" style:font-name-complex="Helvetica Neue1" style:font-size-complex="10pt"/>
    </style:style>
    <style:style style:name="T94" style:family="text">
      <style:text-properties fo:color="#000000" style:font-name="Helvetica Neue" fo:font-size="10pt" officeooo:rsid="00dbb261" style:letter-kerning="false" style:font-size-asian="10pt" style:font-name-complex="Helvetica Neue1" style:font-size-complex="10pt"/>
    </style:style>
    <style:style style:name="T95" style:family="text">
      <style:text-properties fo:color="#000000" style:font-name="Helvetica Neue" fo:font-size="10pt" officeooo:rsid="00dd7f05" style:letter-kerning="false" style:font-size-asian="10pt" style:font-name-complex="Helvetica Neue1" style:font-size-complex="10pt"/>
    </style:style>
    <style:style style:name="T96" style:family="text">
      <style:text-properties fo:color="#000000" style:font-name="Helvetica Neue" fo:font-size="10pt" officeooo:rsid="00de003d" style:letter-kerning="false" style:font-size-asian="10pt" style:font-name-complex="Helvetica Neue1" style:font-size-complex="10pt"/>
    </style:style>
    <style:style style:name="T97" style:family="text">
      <style:text-properties fo:color="#000000" style:font-name="Helvetica Neue" fo:font-size="10pt" officeooo:rsid="00dfaa8a" style:letter-kerning="false" style:font-size-asian="10pt" style:font-name-complex="Helvetica Neue1" style:font-size-complex="10pt"/>
    </style:style>
    <style:style style:name="T98" style:family="text">
      <style:text-properties fo:color="#000000" style:font-name="Helvetica Neue" fo:font-size="10pt" officeooo:rsid="00e12c1e" style:letter-kerning="false" style:font-size-asian="10pt" style:font-name-complex="Helvetica Neue1" style:font-size-complex="10pt"/>
    </style:style>
    <style:style style:name="T99" style:family="text">
      <style:text-properties fo:color="#000000" style:font-name="Helvetica Neue" fo:font-size="10pt" officeooo:rsid="00e195df" style:letter-kerning="false" style:font-size-asian="10pt" style:font-name-complex="Helvetica Neue1" style:font-size-complex="10pt"/>
    </style:style>
    <style:style style:name="T100" style:family="text">
      <style:text-properties fo:color="#000000" style:font-name="Helvetica Neue" fo:font-size="10pt" officeooo:rsid="00e33d9e" style:letter-kerning="false" style:font-size-asian="10pt" style:font-name-complex="Helvetica Neue1" style:font-size-complex="10pt"/>
    </style:style>
    <style:style style:name="T101" style:family="text">
      <style:text-properties fo:color="#000000" style:font-name="Helvetica Neue" fo:font-size="10pt" officeooo:rsid="00e3e523" style:letter-kerning="false" style:font-size-asian="10pt" style:font-name-complex="Helvetica Neue1" style:font-size-complex="10pt"/>
    </style:style>
    <style:style style:name="T102" style:family="text">
      <style:text-properties fo:color="#000000" style:font-name="Helvetica Neue" fo:font-size="10pt" officeooo:rsid="00e59678" style:letter-kerning="false" style:font-size-asian="10pt" style:font-name-complex="Helvetica Neue1" style:font-size-complex="10pt"/>
    </style:style>
    <style:style style:name="T103" style:family="text">
      <style:text-properties fo:color="#000000" style:font-name="Helvetica Neue" fo:font-size="10pt" officeooo:rsid="00edaeba" style:letter-kerning="false" style:font-size-asian="10pt" style:font-name-complex="Helvetica Neue1" style:font-size-complex="10pt"/>
    </style:style>
    <style:style style:name="T104" style:family="text">
      <style:text-properties fo:color="#000000" style:font-name="Helvetica Neue" fo:font-size="10pt" officeooo:rsid="00f3ddeb" style:letter-kerning="false" style:font-size-asian="10pt" style:font-name-complex="Helvetica Neue1" style:font-size-complex="10pt"/>
    </style:style>
    <style:style style:name="T105" style:family="text">
      <style:text-properties fo:color="#000000" style:font-name="Helvetica Neue" fo:font-size="10pt" officeooo:rsid="00f51e97" style:letter-kerning="false" style:font-size-asian="10pt" style:font-name-complex="Helvetica Neue1" style:font-size-complex="10pt"/>
    </style:style>
    <style:style style:name="T106" style:family="text">
      <style:text-properties fo:color="#000000" style:font-name="Helvetica Neue" fo:font-size="10pt" officeooo:rsid="00f5f33e" style:letter-kerning="false" style:font-size-asian="10pt" style:font-name-complex="Helvetica Neue1" style:font-size-complex="10pt"/>
    </style:style>
    <style:style style:name="T107" style:family="text">
      <style:text-properties fo:color="#000000" style:font-name="Helvetica Neue" fo:font-size="10pt" officeooo:rsid="00f8b25f" style:letter-kerning="false" style:font-size-asian="10pt" style:font-name-complex="Helvetica Neue1" style:font-size-complex="10pt"/>
    </style:style>
    <style:style style:name="T108" style:family="text">
      <style:text-properties fo:color="#000000" style:font-name="Helvetica Neue" fo:font-size="10pt" officeooo:rsid="00fa448d" style:letter-kerning="false" style:font-size-asian="10pt" style:font-name-complex="Helvetica Neue1" style:font-size-complex="10pt"/>
    </style:style>
    <style:style style:name="T109" style:family="text">
      <style:text-properties fo:color="#000000" style:font-name="Helvetica Neue" fo:font-size="10pt" officeooo:rsid="00fcdf3b" style:letter-kerning="false" style:font-size-asian="10pt" style:font-name-complex="Helvetica Neue1" style:font-size-complex="10pt"/>
    </style:style>
    <style:style style:name="T110" style:family="text">
      <style:text-properties fo:color="#000000" style:font-name="Helvetica Neue" fo:font-size="10pt" officeooo:rsid="00fe995b" style:letter-kerning="false" style:font-size-asian="10pt" style:font-name-complex="Helvetica Neue1" style:font-size-complex="10pt"/>
    </style:style>
    <style:style style:name="T111" style:family="text">
      <style:text-properties fo:color="#000000" style:font-name="Helvetica Neue" fo:font-size="10pt" officeooo:rsid="010016ae" style:letter-kerning="false" style:font-size-asian="10pt" style:font-name-complex="Helvetica Neue1" style:font-size-complex="10pt"/>
    </style:style>
    <style:style style:name="T112" style:family="text">
      <style:text-properties fo:color="#000000" style:font-name="Helvetica Neue" fo:font-size="10pt" officeooo:rsid="00ed15dd" style:letter-kerning="false" style:font-size-asian="10pt" style:font-name-complex="Helvetica Neue1" style:font-size-complex="10pt"/>
    </style:style>
    <style:style style:name="T113" style:family="text">
      <style:text-properties fo:color="#000000" style:font-name="Helvetica Neue" fo:font-size="10pt" officeooo:rsid="0103d5e4" style:letter-kerning="false" style:font-size-asian="10pt" style:font-name-complex="Helvetica Neue1" style:font-size-complex="10pt"/>
    </style:style>
    <style:style style:name="T114" style:family="text">
      <style:text-properties fo:color="#000000" style:font-name="Helvetica Neue" fo:font-size="10pt" officeooo:rsid="010567cc" style:letter-kerning="false" style:font-size-asian="10pt" style:font-name-complex="Helvetica Neue1" style:font-size-complex="10pt"/>
    </style:style>
    <style:style style:name="T115" style:family="text">
      <style:text-properties fo:color="#000000" style:font-name="Helvetica Neue" fo:font-size="10pt" officeooo:rsid="0109bb50" style:letter-kerning="false" style:font-size-asian="10pt" style:font-name-complex="Helvetica Neue1" style:font-size-complex="10pt"/>
    </style:style>
    <style:style style:name="T116" style:family="text">
      <style:text-properties fo:color="#000000" style:font-name="Helvetica Neue" fo:font-size="10pt" officeooo:rsid="010c000b" style:letter-kerning="false" style:font-size-asian="10pt" style:font-name-complex="Helvetica Neue1" style:font-size-complex="10pt"/>
    </style:style>
    <style:style style:name="T117" style:family="text">
      <style:text-properties fo:color="#000000" style:font-name="Helvetica Neue" fo:font-size="10pt" officeooo:rsid="010e6e34" style:letter-kerning="false" style:font-size-asian="10pt" style:font-name-complex="Helvetica Neue1" style:font-size-complex="10pt"/>
    </style:style>
    <style:style style:name="T118" style:family="text">
      <style:text-properties fo:color="#000000" style:font-name="Helvetica Neue" fo:font-size="10pt" officeooo:rsid="010fda4e" style:letter-kerning="false" style:font-size-asian="10pt" style:font-name-complex="Helvetica Neue1" style:font-size-complex="10pt"/>
    </style:style>
    <style:style style:name="T119" style:family="text">
      <style:text-properties fo:color="#000000" style:font-name="Helvetica Neue" fo:font-size="10pt" officeooo:rsid="0115cfe4" style:letter-kerning="false" style:font-size-asian="10pt" style:font-name-complex="Helvetica Neue1" style:font-size-complex="10pt"/>
    </style:style>
    <style:style style:name="T120" style:family="text">
      <style:text-properties fo:color="#000000" style:font-name="Helvetica Neue" fo:font-size="10pt" officeooo:rsid="011cd69e" style:letter-kerning="false" style:font-size-asian="10pt" style:font-name-complex="Helvetica Neue1" style:font-size-complex="10pt"/>
    </style:style>
    <style:style style:name="T121" style:family="text">
      <style:text-properties fo:color="#000000" style:font-name="Helvetica Neue" fo:font-size="10pt" officeooo:rsid="011dd644" style:letter-kerning="false" style:font-size-asian="10pt" style:font-name-complex="Helvetica Neue1" style:font-size-complex="10pt"/>
    </style:style>
    <style:style style:name="T122" style:family="text">
      <style:text-properties fo:color="#000000" style:font-name="Helvetica Neue" fo:font-size="10pt" officeooo:rsid="011ee267" style:letter-kerning="false" style:font-size-asian="10pt" style:font-name-complex="Helvetica Neue1" style:font-size-complex="10pt"/>
    </style:style>
    <style:style style:name="T123" style:family="text">
      <style:text-properties fo:color="#000000" style:font-name="Helvetica Neue" fo:font-size="10pt" officeooo:rsid="01201c98" style:letter-kerning="false" style:font-size-asian="10pt" style:font-name-complex="Helvetica Neue1" style:font-size-complex="10pt"/>
    </style:style>
    <style:style style:name="T124" style:family="text">
      <style:text-properties fo:color="#000000" style:font-name="Helvetica Neue" fo:font-size="10pt" officeooo:rsid="0121002e" style:letter-kerning="false" style:font-size-asian="10pt" style:font-name-complex="Helvetica Neue1" style:font-size-complex="10pt"/>
    </style:style>
    <style:style style:name="T125" style:family="text">
      <style:text-properties fo:color="#000000" style:font-name="Helvetica Neue" fo:font-size="10pt" officeooo:rsid="01219df3" style:letter-kerning="false" style:font-size-asian="10pt" style:font-name-complex="Helvetica Neue1" style:font-size-complex="10pt"/>
    </style:style>
    <style:style style:name="T126" style:family="text">
      <style:text-properties fo:color="#000000" style:font-name="Helvetica Neue" fo:font-size="10pt" officeooo:rsid="0122bb88" style:letter-kerning="false" style:font-size-asian="10pt" style:font-name-complex="Helvetica Neue1" style:font-size-complex="10pt"/>
    </style:style>
    <style:style style:name="T127" style:family="text">
      <style:text-properties fo:color="#000000" style:font-name="Helvetica Neue" fo:font-size="10pt" officeooo:rsid="0124b97e" style:letter-kerning="false" style:font-size-asian="10pt" style:font-name-complex="Helvetica Neue1" style:font-size-complex="10pt"/>
    </style:style>
    <style:style style:name="T128" style:family="text">
      <style:text-properties fo:color="#000000" style:font-name="Helvetica Neue" fo:font-size="10pt" officeooo:rsid="0125816e" style:letter-kerning="false" style:font-size-asian="10pt" style:font-name-complex="Helvetica Neue1" style:font-size-complex="10pt"/>
    </style:style>
    <style:style style:name="T129" style:family="text">
      <style:text-properties fo:color="#000000" style:font-name="Helvetica Neue" fo:font-size="10pt" officeooo:rsid="012ac606" style:letter-kerning="false" style:font-size-asian="10pt" style:font-name-complex="Helvetica Neue1" style:font-size-complex="10pt"/>
    </style:style>
    <style:style style:name="T130" style:family="text">
      <style:text-properties fo:color="#000000" style:font-name="Helvetica Neue" fo:font-size="10pt" officeooo:rsid="012c46ac" style:letter-kerning="false" style:font-size-asian="10pt" style:font-name-complex="Helvetica Neue1" style:font-size-complex="10pt"/>
    </style:style>
    <style:style style:name="T131" style:family="text">
      <style:text-properties fo:color="#000000" style:font-name="Helvetica Neue" fo:font-size="10pt" officeooo:rsid="012db8a5" style:letter-kerning="false" style:font-size-asian="10pt" style:font-name-complex="Helvetica Neue1" style:font-size-complex="10pt"/>
    </style:style>
    <style:style style:name="T132" style:family="text">
      <style:text-properties fo:color="#000000" style:font-name="Helvetica Neue" fo:font-size="10pt" officeooo:rsid="01300b0b" style:letter-kerning="false" style:font-size-asian="10pt" style:font-name-complex="Helvetica Neue1" style:font-size-complex="10pt"/>
    </style:style>
    <style:style style:name="T133" style:family="text">
      <style:text-properties fo:color="#000000" style:font-name="Helvetica Neue" fo:font-size="10pt" officeooo:rsid="013196bd" style:letter-kerning="false" style:font-size-asian="10pt" style:font-name-complex="Helvetica Neue1" style:font-size-complex="10pt"/>
    </style:style>
    <style:style style:name="T134" style:family="text">
      <style:text-properties fo:color="#000000" style:font-name="Helvetica Neue" fo:font-size="10pt" officeooo:rsid="0131dab1" style:letter-kerning="false" style:font-size-asian="10pt" style:font-name-complex="Helvetica Neue1" style:font-size-complex="10pt"/>
    </style:style>
    <style:style style:name="T135" style:family="text">
      <style:text-properties fo:color="#000000" style:font-name="Helvetica Neue" fo:font-size="10pt" officeooo:rsid="0136bb5e" style:letter-kerning="false" style:font-size-asian="10pt" style:font-name-complex="Helvetica Neue1" style:font-size-complex="10pt"/>
    </style:style>
    <style:style style:name="T136" style:family="text">
      <style:text-properties fo:color="#000000" style:font-name="Helvetica Neue" fo:font-size="10pt" officeooo:rsid="0137a916" style:letter-kerning="false" style:font-size-asian="10pt" style:font-name-complex="Helvetica Neue1" style:font-size-complex="10pt"/>
    </style:style>
    <style:style style:name="T137" style:family="text">
      <style:text-properties fo:color="#000000" style:font-name="Helvetica Neue" fo:font-size="10pt" fo:font-style="normal" fo:font-weight="normal" style:letter-kerning="false" style:font-size-asian="10pt" style:font-style-asian="normal" style:font-weight-asian="normal" style:font-name-complex="Helvetica Neue1" style:font-size-complex="10pt" style:font-style-complex="normal" style:font-weight-complex="normal"/>
    </style:style>
    <style:style style:name="T138" style:family="text">
      <style:text-properties fo:color="#000000" style:font-name="Helvetica Neue" fo:font-size="10pt" fo:font-style="normal" fo:font-weight="normal" officeooo:rsid="0005c4ed" style:letter-kerning="false" style:font-size-asian="10pt" style:font-style-asian="normal" style:font-weight-asian="normal" style:font-name-complex="Helvetica Neue1" style:font-size-complex="10pt" style:font-style-complex="normal" style:font-weight-complex="normal"/>
    </style:style>
    <style:style style:name="T139" style:family="text">
      <style:text-properties fo:color="#000000" style:font-name="Helvetica Neue" fo:font-size="10pt" fo:font-style="normal" fo:font-weight="normal" officeooo:rsid="00c83e63" style:letter-kerning="false" style:font-size-asian="10pt" style:font-style-asian="normal" style:font-weight-asian="normal" style:font-name-complex="Helvetica Neue1" style:font-size-complex="10pt" style:font-style-complex="normal" style:font-weight-complex="normal"/>
    </style:style>
    <style:style style:name="T140" style:family="text">
      <style:text-properties fo:color="#000000" style:font-name="Helvetica Neue" fo:font-size="10pt" fo:font-style="normal" fo:font-weight="normal" officeooo:rsid="00d941bb" style:letter-kerning="false" style:font-size-asian="10pt" style:font-style-asian="normal" style:font-weight-asian="normal" style:font-name-complex="Helvetica Neue1" style:font-size-complex="10pt" style:font-style-complex="normal" style:font-weight-complex="normal"/>
    </style:style>
    <style:style style:name="T141" style:family="text">
      <style:text-properties fo:color="#000000" style:font-name="Helvetica Neue" fo:font-size="10pt" fo:font-style="normal" fo:font-weight="normal" officeooo:rsid="00ed15dd" style:letter-kerning="false" style:font-size-asian="10pt" style:font-style-asian="normal" style:font-weight-asian="normal" style:font-name-complex="Helvetica Neue1" style:font-size-complex="10pt" style:font-style-complex="normal" style:font-weight-complex="normal"/>
    </style:style>
    <style:style style:name="T142" style:family="text">
      <style:text-properties fo:color="#000000" style:font-name="Helvetica Neue" fo:font-size="10pt" fo:font-style="normal" fo:font-weight="normal" officeooo:rsid="01337e7b" style:letter-kerning="false" style:font-size-asian="10pt" style:font-style-asian="normal" style:font-weight-asian="normal" style:font-name-complex="Helvetica Neue1" style:font-size-complex="10pt" style:font-style-complex="normal" style:font-weight-complex="normal"/>
    </style:style>
    <style:style style:name="T143" style:family="text">
      <style:text-properties fo:color="#000000" style:font-name="Helvetica Neue" fo:font-size="10pt" fo:font-style="normal" fo:font-weight="normal" officeooo:rsid="013bde56" style:letter-kerning="false" style:font-size-asian="10pt" style:font-style-asian="normal" style:font-weight-asian="normal" style:font-name-complex="Helvetica Neue1" style:font-size-complex="10pt" style:font-style-complex="normal" style:font-weight-complex="normal"/>
    </style:style>
    <style:style style:name="T144" style:family="text">
      <style:text-properties fo:color="#000000" style:font-name="Helvetica Neue" fo:font-size="10pt" fo:font-style="normal" fo:font-weight="normal" officeooo:rsid="013cc81f" style:letter-kerning="false" style:font-size-asian="10pt" style:font-style-asian="normal" style:font-weight-asian="normal" style:font-name-complex="Helvetica Neue1" style:font-size-complex="10pt" style:font-style-complex="normal" style:font-weight-complex="normal"/>
    </style:style>
    <style:style style:name="T145" style:family="text">
      <style:text-properties fo:color="#000000" style:font-name="Helvetica Neue" fo:font-size="10pt" fo:font-style="normal" fo:font-weight="bold" style:letter-kerning="false" style:font-size-asian="10pt" style:font-style-asian="normal" style:font-weight-asian="bold" style:font-name-complex="Helvetica Neue1" style:font-size-complex="10pt" style:font-style-complex="normal" style:font-weight-complex="bold"/>
    </style:style>
    <style:style style:name="T146" style:family="text">
      <style:text-properties fo:color="#000000" style:font-name="Helvetica Neue" fo:font-size="10pt" fo:font-style="normal" fo:font-weight="bold" officeooo:rsid="00d2ed49" style:letter-kerning="false" style:font-size-asian="10pt" style:font-style-asian="normal" style:font-weight-asian="bold" style:font-name-complex="Helvetica Neue1" style:font-size-complex="10pt" style:font-style-complex="normal" style:font-weight-complex="bold"/>
    </style:style>
    <style:style style:name="T147" style:family="text">
      <style:text-properties fo:color="#000000" style:font-name="Helvetica Neue" fo:font-size="10pt" fo:font-style="normal" fo:font-weight="bold" officeooo:rsid="00ea44f9" style:letter-kerning="false" style:font-size-asian="10pt" style:font-style-asian="normal" style:font-weight-asian="bold" style:font-name-complex="Helvetica Neue1" style:font-size-complex="10pt" style:font-style-complex="normal" style:font-weight-complex="bold"/>
    </style:style>
    <style:style style:name="T148" style:family="text">
      <style:text-properties fo:color="#000000" style:font-name="Helvetica Neue" fo:font-size="10pt" fo:font-style="normal" fo:font-weight="bold" officeooo:rsid="00ed15dd" style:letter-kerning="false" style:font-size-asian="10pt" style:font-style-asian="normal" style:font-weight-asian="bold" style:font-name-complex="Helvetica Neue1" style:font-size-complex="10pt" style:font-style-complex="normal" style:font-weight-complex="bold"/>
    </style:style>
    <style:style style:name="T149" style:family="text">
      <style:text-properties fo:color="#000000" style:font-name="Helvetica Neue" fo:font-size="10pt" fo:font-style="normal" officeooo:rsid="00d2ed49" style:letter-kerning="false" style:font-size-asian="10pt" style:font-style-asian="normal" style:font-name-complex="Helvetica Neue1" style:font-size-complex="10pt" style:font-style-complex="normal"/>
    </style:style>
    <style:style style:name="T150" style:family="text">
      <style:text-properties fo:color="#000000" style:font-name="Helvetica Neue" fo:font-size="10pt" fo:font-style="normal" officeooo:rsid="00ebf634" style:letter-kerning="false" style:font-size-asian="10pt" style:font-style-asian="normal" style:font-name-complex="Helvetica Neue1" style:font-size-complex="10pt" style:font-style-complex="normal"/>
    </style:style>
    <style:style style:name="T151" style:family="text">
      <style:text-properties fo:color="#000000" style:font-name="Helvetica Neue" fo:font-size="10pt" fo:font-style="normal" officeooo:rsid="00ed15dd" style:letter-kerning="false" style:font-size-asian="10pt" style:font-style-asian="normal" style:font-name-complex="Helvetica Neue1" style:font-size-complex="10pt" style:font-style-complex="normal"/>
    </style:style>
    <style:style style:name="T152" style:family="text">
      <style:text-properties fo:color="#000000" style:font-name="Helvetica Neue" fo:font-size="10pt" fo:font-style="normal" officeooo:rsid="00f00f70" style:letter-kerning="false" style:font-size-asian="10pt" style:font-style-asian="normal" style:font-name-complex="Helvetica Neue1" style:font-size-complex="10pt" style:font-style-complex="normal"/>
    </style:style>
    <style:style style:name="T153" style:family="text">
      <style:text-properties fo:color="#000000" style:font-name="Helvetica Neue" fo:font-size="10pt" fo:font-style="normal" officeooo:rsid="01031f98" style:letter-kerning="false" style:font-size-asian="10pt" style:font-style-asian="normal" style:font-name-complex="Helvetica Neue1" style:font-size-complex="10pt" style:font-style-complex="normal"/>
    </style:style>
    <style:style style:name="T154" style:family="text">
      <style:text-properties fo:color="#000000" style:font-name="Helvetica Neue" fo:font-size="10pt" fo:font-style="normal" officeooo:rsid="01090f7e" style:letter-kerning="false" style:font-size-asian="10pt" style:font-style-asian="normal" style:font-name-complex="Helvetica Neue1" style:font-size-complex="10pt" style:font-style-complex="normal"/>
    </style:style>
    <style:style style:name="T155" style:family="text">
      <style:text-properties fo:color="#000000" style:font-name="Helvetica Neue" fo:font-size="10pt" fo:font-style="normal" officeooo:rsid="01103dbd" style:letter-kerning="false" style:font-size-asian="10pt" style:font-style-asian="normal" style:font-name-complex="Helvetica Neue1" style:font-size-complex="10pt" style:font-style-complex="normal"/>
    </style:style>
    <style:style style:name="T156" style:family="text">
      <style:text-properties fo:color="#000000" style:font-name="Helvetica Neue" fo:font-size="10pt" fo:font-style="normal" officeooo:rsid="01121a99" style:letter-kerning="false" style:font-size-asian="10pt" style:font-style-asian="normal" style:font-name-complex="Helvetica Neue1" style:font-size-complex="10pt" style:font-style-complex="normal"/>
    </style:style>
    <style:style style:name="T157" style:family="text">
      <style:text-properties fo:color="#000000" style:font-name="Helvetica Neue" fo:font-size="10pt" fo:font-style="normal" officeooo:rsid="0115cfe4" style:letter-kerning="false" style:font-size-asian="10pt" style:font-style-asian="normal" style:font-name-complex="Helvetica Neue1" style:font-size-complex="10pt" style:font-style-complex="normal"/>
    </style:style>
    <style:style style:name="T158" style:family="text">
      <style:text-properties fo:color="#000000" style:font-name="Helvetica Neue" fo:font-size="10pt" fo:font-style="normal" officeooo:rsid="01161fab" style:letter-kerning="false" style:font-size-asian="10pt" style:font-style-asian="normal" style:font-name-complex="Helvetica Neue1" style:font-size-complex="10pt" style:font-style-complex="normal"/>
    </style:style>
    <style:style style:name="T159" style:family="text">
      <style:text-properties fo:color="#000000" style:font-name="Helvetica Neue" fo:font-size="10pt" fo:font-weight="bold" style:letter-kerning="false" style:font-size-asian="10pt" style:font-weight-asian="bold" style:font-name-complex="Helvetica Neue1" style:font-size-complex="10pt" style:font-weight-complex="bold"/>
    </style:style>
    <style:style style:name="T160" style:family="text">
      <style:text-properties fo:color="#000000" style:font-name="Helvetica Neue" fo:font-size="10pt" fo:font-style="italic" fo:font-weight="normal" officeooo:rsid="00d8ff04" style:letter-kerning="false" style:font-size-asian="10pt" style:font-style-asian="italic" style:font-weight-asian="normal" style:font-name-complex="Helvetica Neue1" style:font-size-complex="10pt" style:font-style-complex="italic" style:font-weight-complex="normal"/>
    </style:style>
    <style:style style:name="T161" style:family="text">
      <style:text-properties fo:color="#000000" style:font-name="Helvetica Neue" fo:font-size="10pt" fo:font-style="italic" style:letter-kerning="false" style:font-size-asian="10pt" style:font-style-asian="italic" style:font-name-complex="Helvetica Neue1" style:font-size-complex="10pt" style:font-style-complex="italic"/>
    </style:style>
    <style:style style:name="T162" style:family="text">
      <style:text-properties fo:color="#000000" style:font-name="Helvetica Neue" fo:font-size="10pt" fo:font-style="italic" officeooo:rsid="00dbb261" style:letter-kerning="false" style:font-size-asian="10pt" style:font-style-asian="italic" style:font-name-complex="Helvetica Neue1" style:font-size-complex="10pt" style:font-style-complex="italic"/>
    </style:style>
    <style:style style:name="T163" style:family="text">
      <style:text-properties fo:color="#000000" style:font-name="Helvetica Neue" fo:font-size="10pt" fo:font-style="italic" officeooo:rsid="00ebf634" style:letter-kerning="false" style:font-size-asian="10pt" style:font-style-asian="italic" style:font-name-complex="Helvetica Neue1" style:font-size-complex="10pt" style:font-style-complex="italic"/>
    </style:style>
    <style:style style:name="T164" style:family="text">
      <style:text-properties fo:color="#000000" style:font-name="Helvetica Neue" fo:font-size="10pt" fo:font-style="italic" officeooo:rsid="00ed15dd" style:letter-kerning="false" style:font-size-asian="10pt" style:font-style-asian="italic" style:font-name-complex="Helvetica Neue1" style:font-size-complex="10pt" style:font-style-complex="italic"/>
    </style:style>
    <style:style style:name="T165" style:family="text">
      <style:text-properties fo:color="#000000" style:font-name="Helvetica Neue" fo:font-size="10pt" fo:font-style="italic" officeooo:rsid="01031f98" style:letter-kerning="false" style:font-size-asian="10pt" style:font-style-asian="italic" style:font-name-complex="Helvetica Neue1" style:font-size-complex="10pt" style:font-style-complex="italic"/>
    </style:style>
    <style:style style:name="T166" style:family="text">
      <style:text-properties officeooo:rsid="00e7f9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Systems biology is one research discipline that studies cause-effect relationships between biological entities. <text:span text:style-name="T1">For example, because both the biological entities - water and carbon dioxide - are present, the biological entity - photosynthesis reaction - can occur, which in turn causes biological entities - glucose and oxygen - to appear. The entity - glucose - can cause another biological entity - an isomerization reaction - to occur, which then causes the biological entity - fructose - <text:s/>to appear. The complex cause-effect relationships is visually represented as a directed graph, this is a conventional representation understood by all researchers in systems biology. The biological entity is drawn as a node in the directed graph, and a link is drawn between two biological entity nodes if one is the cause of the other. An example of a small directed graph is shown in Figure 1.</text:span></text:p>
      <text:p text:style-name="P2"/>
      <text:p text:style-name="P3">Researchers in systems biology are actively discovering new cause-effect relationships <text:span text:style-name="T2">and modifying existing relationships </text:span>between biological entities, and make a publication on the discovery. <text:span text:style-name="T2">To illustrate a small example, cell biologists have discovered a new entity A, a protein molecule, after performing laboratory experiments with nematode worm cells, but they do not know what its function is. Systems biologist begin to study the function of A, and after months of hard work, discovered that the entity A and a known entity B together cause the entity C reaction to occur, and causes the production of entity D in nematode worm cells. This discovery is published in a scientific journal. </text:span>To illustrate an<text:span text:style-name="T2">other</text:span> example, researchers knew that the presence of entity A and entity B together cause <text:span text:style-name="T3">the </text:span>entity C <text:span text:style-name="T3">reaction to occur</text:span> five years ago, but <text:span text:style-name="T3">recently systems biologists discover that for entity C reaction to occur, entity D is also needed. This modification of relationships will also be published as a journal article. </text:span></text:p>
      <text:p text:style-name="P3"/>
      <text:p text:style-name="P4">As the number of relationships published increase, how do researchers keep track of the known relationships? It would be too tedious to try to find all the published articles about a particular entity and find <text:span text:style-name="T4">its</text:span> relationships <text:span text:style-name="T4">with other entities </text:span>within each article. <text:span text:style-name="T4">Therefore, the solution is that a dedicated group of people actively reads newly published articles and store the new relationships in the database in text format, or add the modified existing relationships to the database. If this database is up-to-date, then the researcher can retrieve all stored relationships from this database. Dedicated software then converts the text format data to directed graphs, then the researcher is able to visualize the large network of relationships between different entities. </text:span></text:p>
      <text:p text:style-name="P4"/>
      <text:p text:style-name="P5">The main problem for all types of network data, including systems biology, is that the network is too large. <text:span text:style-name="T5">If a researcher wants to find a particular entity in the directed graph generated from the network data, it is certainly difficult because the graph-drawing software can place a particular entity anywhere in the network. Even if the researcher decides to find the entity by inspecting each entity in the network, the nodes and linked are so cluttered that it creates cognitive burden to the researcher. The researcher may become frustrated and confused by the large number of overlaps between nodes and links. Suppose that the researcher finally finds the entity, it may still be difficult to visualize that entity’s relationships with other entities because the graph-drawing software may place these entities far apart in space.</text:span></text:p>
      <text:p text:style-name="P5"/>
      <text:p text:style-name="P6">Our solution to effectively visualize large systems biology network data is to implement a<text:span text:style-name="T6">n application that allows graph querying by entity name, filtering of data, highlighting of parts of a directed graph, and effective faceting between multiple views of the same data. </text:span></text:p>
      <text:p text:style-name="P6"/>
      <text:p text:style-name="P6"/>
      <text:p text:style-name="P7">Related Work</text:p>
      <text:p text:style-name="P8"><text:soft-page-break/>One brute force approach to visualize large network data is to explicitly draw out each node and link by specifying the (x,y)-coordinates <text:span text:style-name="T7">on a two-dimensional space such that there are no overlaps and clutters. If the user is interested to visualize a small subset of large network, which is usually the case, the user first selects the nodes and links to be drawn, and then draw them out one by one. One existing tool to draw systems biology directed graphs is </text:span><text:span text:style-name="T27">CellDesigner</text:span><text:span text:style-name="T7">. The user is presented with a blank page initially, and the user can place nodes or links anywhere on the page. When the user is satisfied with the <text:s/>directed graph drawn, the user can save the graph so that another user can open it later in CellDesigner to visualize the graph. While it is very convenient for the second user to visualize the saved graph, few users are willing to take the initiative to spend the time and effort to create the graphs using the network data. </text:span></text:p>
      <text:p text:style-name="P8"/>
      <text:p text:style-name="P9">A <text:span text:style-name="T8">solution idiom to reduce clutter of large networks is the </text:span><text:span text:style-name="T26">Topological Fisheye Views</text:span><text:span text:style-name="T8">. When the user is presented with the visual representation of the network, the user can focus on one specific region of the network, and the focused part of the network will be magnified. The nodes and links that were too cluttered before focusing are now more spatially separated, so that the user can clearly distinguish between nodes and links in the focused region. However, the computation is expensive to rearrange spatial positions of nodes and linked, as proposed by the algorithm. Also, since the user does not know initially where a particular node is located, spatially separating nodes and links can only be helpful to the user once that initial point of interest is identified. </text:span></text:p>
      <text:p text:style-name="P9"/>
      <text:p text:style-name="P10">A professional network data visualization tool is <text:span text:style-name="T24">Cytoscape</text:span>, it <text:span text:style-name="T9">allows expert users to import network data and to perform analysis on the data. The nodes and links can be edited, such as specifying its position, its size, and color. </text:span><text:s/><text:span text:style-name="T10">The user can also perform query on the network to display only parts of the complete network. The interface allows annotation of nodes and links, inspect attributes associated with each node and link, and filter based on attribute values. Although this tool offers promising approach to visualize network data, its functions are not tailored for specific datasets and therefore could be difficult for a user who is not familiar with the attributes in the dataset being visualized. For example, if the user wants to filter the network data by attribute value but does not know what each of the attribute means, then the user does not know how to start. </text:span></text:p>
      <text:p text:style-name="P10"/>
      <text:p text:style-name="P11">For a better user experience, the visualization tool needs to be tailored for a specific dataset, so that all the functions in the tool have a specific meaning to the dataset. <text:span text:style-name="T25">VIGOR</text:span><text:span text:style-name="T11"> is a tool designed to visualize published works of authors. The interface is permits graph querying, has multiple coordinated views of data, summarizes the data being visualized in a small panel, and allows data filtering. Our project aims to build a visualization tool mimicking multiple features in VIGOR. Our tool will also have features such as graph querying, multiple views, and filtering to alleviate the burden of users visualizing a very large systems biology network.</text:span></text:p>
      <text:p text:style-name="P11"/>
      <text:p text:style-name="P11"/>
      <text:p text:style-name="P12">Data and Task Abstractions </text:p>
      <text:p text:style-name="P13">Domain Background</text:p>
      <text:p text:style-name="P14">We make a clear distinction of <text:span text:style-name="T12">the two different categories of entities in a systems biology network. A </text:span><text:span text:style-name="T17">species</text:span><text:span text:style-name="T12"> is an entity that has a corresponding real object. For example, a biological molecule and a chemical ion are both species. A </text:span><text:span text:style-name="T17">reaction</text:span><text:span text:style-name="T12"> is an entity that does not have a physical object associated with it, it is merely a concept to describe the consequence of the presence of species. For example photosynthesis is a reaction that describes the consequence of having both water and carbon dioxide physically present at the same time. If we do not distinguish between the entity categories, each entity is represented as a node in the directed graph, but depending on the category of the entity that the node belongs to, the nodes have different meanings in the directed graph. </text:span></text:p>
      <text:p text:style-name="P14"><text:soft-page-break/></text:p>
      <text:p text:style-name="P15">A species node and a reaction node are always connected alternately in the node-link diagram. A link always connects between a species node and a reaction node, never between two species nodes or two reaction nodes. This constraint is imposed by the researchers who initially designed the systems biology network data architecture of our datatset. <text:span text:style-name="T22">From this constraint, the nodes and links in the network form a bipartite graph, where all the species nodes belong to one partition and the reaction nodes belongs in the other.</text:span></text:p>
      <text:p text:style-name="P15"/>
      <text:p text:style-name="P16">Data Abstraction</text:p>
      <text:p text:style-name="P18">The dataset we used is the BioModels Linked Dataset stored in the European Bioinformatics Institute (EBI) database. This dataset was originally stored in Systems Biology Markup Language</text:p>
      <text:p text:style-name="P18">(SBML) format, but was later transformed to the Resource Description Framework format. By transforming the dataset to the Resource Description Framework format, data can be queried using an interfacing linking the EBI database. <text:span text:style-name="T13">We have downloaded the entire dataset, which consists of 636 static files, we call each file a </text:span><text:span text:style-name="T16">model</text:span><text:span text:style-name="T13">. </text:span></text:p>
      <text:p text:style-name="P16"/>
      <text:p text:style-name="P21">There are a total of approximately 40000 nodes and 100000 links in the complete network dataset, some models contain thousands of nodes and links, while others contain only a few. The<text:span text:style-name="T23"> data schema for species node, reaction node, and links are different, each contains around 10 attributes. However, we have selected only a few attributes to visualize. A species node contains the </text:span><text:span text:style-name="T15">id</text:span><text:span text:style-name="T23">, </text:span><text:span text:style-name="T15">name</text:span><text:span text:style-name="T23">, and </text:span><text:span text:style-name="T15">model_id</text:span><text:span text:style-name="T23"> attributes (among many that we decided not to visualize). A reaction node contains the </text:span><text:span text:style-name="T15">id</text:span><text:span text:style-name="T23">, </text:span><text:span text:style-name="T15">name</text:span><text:span text:style-name="T23">, </text:span><text:span text:style-name="T15">model_id</text:span><text:span text:style-name="T23">, as well as a </text:span><text:span text:style-name="T15">list</text:span><text:span text:style-name="T23"> containing links associated with the node. The id attribute is a unique identifier within each mode. Note that multiple models can contain nodes with the same id. The name attribute is the formal name of the entity assigned by the researcher, it has a biological meaning, i.e. the name of a species or a reaction. The model_id notes which model the node is stored in, this attribute is very useful later, when we aggregate multiple models into one in out visualization. The list contains ids of links, the data schema does not provide us the source node and the target node for each link, therefore it took us some effort to retrieve this information. The id, name, and model_id are all categorical attributes since the ordering of the values have no specific meaning. Each link has 4 attributes, </text:span><text:span text:style-name="T15">id</text:span><text:span text:style-name="T23">, </text:span><text:span text:style-name="T21">model_id</text:span><text:span text:style-name="T23">, </text:span><text:span text:style-name="T15">reference</text:span><text:span text:style-name="T23">, and </text:span><text:span text:style-name="T15">value</text:span><text:span text:style-name="T23">. The id is a unique identifier of the link in the model. The model_id notes which model the link is stored in. The reference is the species node id, i.e. it is one end of the link. The value describes the quantity of the species participating in the reaction. For example, in photosynthesis, 6 molecules of water participates in each reaction. The id, model_id, reference are categorical attributes, and the value is a quantitative attribute.</text:span></text:p>
      <text:p text:style-name="P20"/>
      <text:p text:style-name="P22">The derived attributes for each link <text:span text:style-name="T90">are</text:span> the <text:span text:style-name="T14">source</text:span> and <text:span text:style-name="T14">target</text:span> node id. <text:span text:style-name="T89">In order use the data visualization library, we need to explicitly store a source and target for each link. However due to the way a link is defined in the systems biology data schema, the source and target cannot be directly retrieved from a link. We performed preprocessing and precomputation of our dataset to find the source and target for each link. While performing precomputation, we have also collected additional statistics about the dataset. For each species node, we store 1 derived attribute, </text:span><text:span text:style-name="T18">appear_count</text:span><text:span text:style-name="T89">, which tells us how many times does a species’s name appear in the complete network. This attribute is ordinal.</text:span></text:p>
      <text:p text:style-name="P19"/>
      <text:p text:style-name="P17">Task Abstraction</text:p>
      <text:p text:style-name="P23">Since we want to present the network data as node-link diagrams to the researcher, we want the topology of the network to be clear. That is, we do not want overlaps between nodes and links, and we do not want to have clusters of nodes and links that are hard to discern. <text:span text:style-name="T91">The only way to achieve this is to avoid displaying the complete network. Since each researcher is only interested in his or her own research domain, displaying data that are not relevant to the researcher’s field is unnecessary. Therefore </text:span><text:soft-page-break/><text:span text:style-name="T91">we must allow the researcher to query for parts of the network that he or she wants to see, and only display that part of the network. </text:span></text:p>
      <text:p text:style-name="P23"/>
      <text:p text:style-name="P24"><text:span text:style-name="T91">To query the network, we define additional parameters that the researcher must specify before querying. The parameters are the </text:span><text:span text:style-name="T19">name</text:span><text:span text:style-name="T91"> of the species, the </text:span><text:span text:style-name="T19">scope</text:span><text:span text:style-name="T91"> of the partial network, and the </text:span><text:span text:style-name="T19">direction</text:span><text:span text:style-name="T91"> of the query. The name is the point of interest in the network, when the researcher searches for a name, all species nodes having that name are returned. However, it is useless to visualize single nodes, the researcher’s goal is to find out the relationships of the queried entity with other entities in the network. Therefore we need to display all adjacent nodes connected to the queried node via a link. The scope parameter specifies how far in the relationships cascade does the researcher wants to see. For example, the scope is 1 if the queried node and its immediate neighbours are being visualized. The scope is 2 if the queried node, its immediate neighbours, as well as the immediate neighbours’ neighbours are being visualized. To explain the concept of scope in another way, a queried entity and all entities that directly cause the queried entity (defined EU) as well as all entities that are directly caused by the queried entity (defined ED) form the scope 1 visualization. For scope 2, all entities caused by EU and ED as well as all entities that cause EU and ED, are included in the visualization as well. The direction parameter filters out parts of the entities set returned within the scope. The direction parameter takes values </text:span><text:span text:style-name="T19">up</text:span><text:span text:style-name="T91"> and </text:span><text:span text:style-name="T19">down</text:span><text:span text:style-name="T32">. </text:span><text:span text:style-name="T33">If up is specified, only the entities set EU and the queried node are returned. If down is specified, only the entities set ED and the queried node are returned. </text:span><text:span text:style-name="T34">To put it in simple terms, if up is specified, we only see all entities that cause the queried entity within the scope. Similarly, if down is specified, we only see all entities that are caused by the queried entity </text:span><text:span text:style-name="T35">within the scope. </text:span><text:span text:style-name="T37">The parameters that we define for querying is due to the network being a directed graph, which stores the cause-effect relationships. </text:span><text:span text:style-name="T36">Naturally, as the set of nodes are returned, all links that connect the nodes are also returned. </text:span></text:p>
      <text:p text:style-name="P29"/>
      <text:p text:style-name="P25"><text:span text:style-name="T36">O</text:span><text:span text:style-name="T31">nce the partial network is being displayed to the researcher, we want to </text:span><text:span text:style-name="T38">permit navigation of the network. For example, browsing for the information of each node or link, locate a particular node or link in the partial network, and explore </text:span><text:span text:style-name="T39">each nodes’ neighbours. </text:span><text:span text:style-name="T40">To locate a series of consecutive links, we locate the path from the first node to the last node in the set of consecutive links. </text:span><text:span text:style-name="T41">For example, the research</text:span><text:span text:style-name="T42">er</text:span><text:span text:style-name="T41"> may want to know </text:span><text:span text:style-name="T42">for a given queried node, how does another node in the network go through a series of reactions to cause the appearance of the queried node. </text:span><text:span text:style-name="T43">In illustrate a concrete example, suppose that species A cause reaction B, reaction B cause species C, species C cause reaction D, and reaction D cause species E. We can locate the path from A to E via the consecutive links </text:span><text:span text:style-name="T44">linking between species and reaction nodes in between. </text:span><text:span text:style-name="T45">For a systems biologist, this is </text:span><text:span text:style-name="T46">a analysis task that </text:span><text:span text:style-name="T47">can be achieved using our visualization tool.</text:span></text:p>
      <text:p text:style-name="P30"/>
      <text:p text:style-name="P30"/>
      <text:p text:style-name="P49"><text:span text:style-name="T47">S</text:span><text:span text:style-name="T31">olution</text:span></text:p>
      <text:p text:style-name="P50"><text:span text:style-name="T137">In this section we describe our visualization solution and analyze it using </text:span><text:span text:style-name="T138">the </text:span><text:span text:style-name="T137">What-Why-How </text:span><text:span text:style-name="T138">framework</text:span><text:span text:style-name="T137"> from [], table </text:span><text:span text:style-name="T138">[] </text:span><text:span text:style-name="T137">provides the summary. Our visualization design can be generally divided into 3 parts: network, interactions and bar chart.</text:span></text:p>
      <text:p text:style-name="P50"><text:span text:style-name="T137"/></text:p>
      <text:p text:style-name="P50"><text:span text:style-name="T145">Networks</text:span></text:p>
      <text:p text:style-name="P45"><text:span text:style-name="T31">Since we want to clearly present the topology of the network, it would be desirable to display multiple layouts of the same partial network, and let the researcher decide which layout is better to perform the analysis tasks. </text:span><text:span text:style-name="T48">We will present two techniques for drawing directed graphs, each produces a different style of layout. </text:span><text:span text:style-name="T49">The first technique is physics simulation to maximize spatial separation of nodes and links </text:span><text:span text:style-name="T50">within a constrained space. The technique that we applied borrows ideas from circle packing in </text:span><text:soft-page-break/><text:span text:style-name="T28">Wang et al</text:span><text:span text:style-name="T50">., </text:span><text:span text:style-name="T52">which attaches a spring to the node and pulls the node towards a center while avoiding collision between nodes. </text:span><text:span text:style-name="T87">We call this layout the </text:span><text:span text:style-name="T20">force-directed layout</text:span><text:span text:style-name="T87">.</text:span></text:p>
      <text:p text:style-name="P31"/>
      <text:p text:style-name="P48"><text:span text:style-name="T51">The second technique we applied is </text:span><text:span text:style-name="T29">IPSEP-COLA</text:span><text:span text:style-name="T51">, it draws </text:span><text:span text:style-name="T29">Sugiyama-style</text:span><text:span text:style-name="T51"> directed graphs. </text:span><text:span text:style-name="T52">In an older </text:span><text:span text:style-name="T53">technique </text:span><text:span text:style-name="T54">proposed by </text:span><text:span text:style-name="T30">Gansner et al.</text:span><text:span text:style-name="T52">, </text:span><text:span text:style-name="T54">determining the optimal layout of a directed graph is </text:span><text:span text:style-name="T55">broken into </text:span><text:span text:style-name="T56">four</text:span><text:span text:style-name="T55"> steps. </text:span><text:span text:style-name="T56">The </text:span><text:span text:style-name="T57">first step partitions each node into different levels, where each level is separated by a fixed </text:span><text:span text:style-name="T58">length of y and all nodes in the same level have the same y-coordinate</text:span><text:span text:style-name="T57">. </text:span><text:span text:style-name="T59">The optimal partition is computed by minimizing the length of the link connecting two adjacent nodes, subject to the constraint of a minimum length. </text:span><text:span text:style-name="T60">The second step assigns the order of nodes in each level, minimizing the edge crossings between levels. </text:span><text:span text:style-name="T61">The third step </text:span><text:span text:style-name="T62">specifies the (x,y) coordinates of each node, while maximizing the possibility of drawing straight edges between levels. Finally, the edges are drawn. For each edge, define bounding boxes and the edge has the freedom to move anywhere within the bounding boxes. </text:span><text:span text:style-name="T63">The </text:span><text:span text:style-name="T51">IPSEP-COLA </text:span><text:span text:style-name="T63">technique uses a different approach, it uses gradient projection to minimize a stress value, where the stress value is how far away the current layout deviates from an optimal layout subject to a number of predefined constraints such as minimizing edge crossings. </text:span><text:span text:style-name="T87">We call this layout the </text:span><text:span text:style-name="T20">downward edge layout</text:span><text:span text:style-name="T87">. </text:span></text:p>
      <text:p text:style-name="P46"><text:span text:style-name="T75"/></text:p>
      <text:p text:style-name="P47"><text:span text:style-name="T138">Our design choice of including both the</text:span><text:span text:style-name="T139"> force-directed layout and downward edge layout </text:span><text:span text:style-name="T138">is justified below</text:span><text:span text:style-name="T139">. We filter the data by user’s query </text:span><text:span text:style-name="T138">species name </text:span><text:span text:style-name="T139">and the species name must be </text:span><text:span text:style-name="T138">the</text:span><text:span text:style-name="T139"> focus in the visualization. </text:span><text:span text:style-name="T140">The </text:span><text:span text:style-name="T160">force-directed layout</text:span><text:span text:style-name="T139"> is to put the node in the centre and make the structure radial. In other words, the logic is to allocate nodes of species and reactions linked to the </text:span><text:span text:style-name="T138">centre node</text:span><text:span text:style-name="T139"> to the peripheral area. The </text:span><text:span text:style-name="T160">downward edge layout</text:span><text:span text:style-name="T139"> is to make the network into </text:span><text:span text:style-name="T138">a </text:span><text:span text:style-name="T139">hierarch</text:span><text:span text:style-name="T138">ical</text:span><text:span text:style-name="T139"> model such as a tree </text:span><text:span text:style-name="T138">in order to show lineage and parent-child relationships</text:span><text:span text:style-name="T139">. </text:span><text:span text:style-name="T140">Also, t</text:span><text:span text:style-name="T139">h</text:span><text:span text:style-name="T140">is</text:span><text:span text:style-name="T139"> layout has arrows of edges pointing in the same direction, thus creating a strong sense of flow from top to bottom. Th</text:span><text:span text:style-name="T140">is</text:span><text:span text:style-name="T139"> organized layout also allows clear visualization of paths.</text:span></text:p>
      <text:p text:style-name="P47"><text:span text:style-name="T139"/></text:p>
      <text:p text:style-name="P38"><text:span text:style-name="T93">Since nodes have 2 categories</text:span><text:span text:style-name="T92">: species and reactions, we use </text:span><text:span text:style-name="T93">the </text:span><text:span text:style-name="T92">circle and rectangle </text:span><text:span text:style-name="T93">mark </text:span><text:span text:style-name="T92">to represent the species and reaction </text:span><text:span text:style-name="T93">nodes</text:span><text:span text:style-name="T92"> respectively. Links </text:span><text:span text:style-name="T93">n</text:span><text:span text:style-name="T92">ot only indicate the flow direction between nodes, but also give out the quantity information in the reaction. Intuitively, we use the stroke width of the link to denote the quantity. Following the standards in </text:span><text:span text:style-name="T93">systems biology</text:span><text:span text:style-name="T92">, we add </text:span><text:span text:style-name="T93">fixed </text:span><text:span text:style-name="T92">size arrow </text:span><text:span text:style-name="T93">mark </text:span><text:span text:style-name="T92">to the link to avoid the overlap problem (</text:span><text:span text:style-name="T93">i.e. </text:span><text:span text:style-name="T92">arrow size increase as the width of the line rise due to inheritance). </text:span></text:p>
      <text:p text:style-name="P38"><text:span text:style-name="T92"/></text:p>
      <text:p text:style-name="P39"><text:span text:style-name="T92">The data has an attribute </text:span><text:span text:style-name="T162">model_id</text:span><text:span text:style-name="T161">, </text:span><text:span text:style-name="T92">thus we use colour and luminance to </text:span><text:span text:style-name="T94">group</text:span><text:span text:style-name="T92"> </text:span><text:span text:style-name="T94">nodes belonging to d</text:span><text:span text:style-name="T92">ifferent </text:span><text:span text:style-name="T94">models</text:span><text:span text:style-name="T92"> (because the number of the </text:span><text:span text:style-name="T94">models in the query result</text:span><text:span text:style-name="T92"> is </text:span><text:span text:style-name="T94">usually</text:span><text:span text:style-name="T92"> below ten). </text:span><text:span text:style-name="T94">T</text:span><text:span text:style-name="T92">he nodes in the same group will be clustered together. The force-directed layout looks </text:span><text:span text:style-name="T95">like</text:span><text:span text:style-name="T92"> a flower with each group as the petal, while the downward edge </text:span><text:span text:style-name="T95">has groups of</text:span><text:span text:style-name="T92"> leaves connected to the root node. Both of the two layouts face the problem of overlap. </text:span><text:span text:style-name="T95">T</text:span><text:span text:style-name="T92">he downward edge layout face </text:span><text:span text:style-name="T95">the problem more severely i</text:span><text:span text:style-name="T92">n </text:span><text:span text:style-name="T95">the </text:span><text:span text:style-name="T92">horizontal </text:span><text:span text:style-name="T95">axi</text:span><text:span text:style-name="T97">s</text:span><text:span text:style-name="T92"> when </text:span><text:span text:style-name="T96">number of nodes per level</text:span><text:span text:style-name="T92"> become</text:span><text:span text:style-name="T95">s</text:span><text:span text:style-name="T92"> larger. </text:span></text:p>
      <text:p text:style-name="P32"/>
      <text:p text:style-name="P40"><text:span text:style-name="T159">Interactions</text:span></text:p>
      <text:p text:style-name="P51"><text:span text:style-name="T92">In a network with </text:span><text:span text:style-name="T98">large</text:span><text:span text:style-name="T92"> </text:span><text:span text:style-name="T98">number</text:span><text:span text:style-name="T92"> of nodes </text:span><text:span text:style-name="T98">that</text:span><text:span text:style-name="T92"> look similar, it is easy </text:span><text:span text:style-name="T98">for the</text:span><text:span text:style-name="T92"> user </text:span><text:span text:style-name="T98">to</text:span><text:span text:style-name="T92"> feel confused without </text:span><text:span text:style-name="T98">any </text:span><text:span text:style-name="T92">highlighting. Given that the </text:span><text:span text:style-name="T98">list of node name </text:span><text:span text:style-name="T92">is shown in the search result side bar, </text:span><text:span text:style-name="T98">we</text:span><text:span text:style-name="T92"> use linked highlighting to </text:span><text:span text:style-name="T98">reflect</text:span><text:span text:style-name="T92"> changes </text:span><text:span text:style-name="T98">to a</text:span><text:span text:style-name="T92"> node in the network </text:span><text:span text:style-name="T98">panel </text:span><text:span text:style-name="T92">corresponding </text:span><text:span text:style-name="T98">to clicking the node name in the side bar</text:span><text:span text:style-name="T92">. </text:span><text:span text:style-name="T102">Once an item in the result list is clicked, its color is changed to blue. </text:span><text:span text:style-name="T92">While it is not reasonable to use </text:span><text:span text:style-name="T99">the </text:span><text:span text:style-name="T92">colour </text:span><text:span text:style-name="T99">channel</text:span><text:span text:style-name="T92"> again </text:span><text:span text:style-name="T99">for a node</text:span><text:span text:style-name="T92">, we consider the usage of size instead. The purpose of the interaction is to help user find out certain species’ or </text:span><text:soft-page-break/><text:span text:style-name="T92">reactions’ <text:s/>location in the network. We extend the the radius from 4px to 8px for the circle node </text:span><text:span text:style-name="T99">as the species name is clicked in the list</text:span><text:span text:style-name="T92">. And we extend the width and the height of the rectangle node from 8px to 15 px </text:span><text:span text:style-name="T99">as the reaction name is clicked in the list</text:span><text:span text:style-name="T92">.</text:span><text:span text:style-name="T102"> In the reverse interaction, clicking a node will enlarge the node and also link the change of colour of the item in the result list.</text:span></text:p>
      <text:p text:style-name="P51"><text:span text:style-name="T92"><text:s/></text:span></text:p>
      <text:p text:style-name="P41"><text:span text:style-name="T92">To </text:span><text:span text:style-name="T99">ensure</text:span><text:span text:style-name="T92"> </text:span><text:span text:style-name="T99">that full </text:span><text:span text:style-name="T92">details </text:span><text:span text:style-name="T99">of each node is displayed in the network visualization</text:span><text:span text:style-name="T92">, we designed a pop-out label triggered by the click</text:span><text:span text:style-name="T99">ing of a node</text:span><text:span text:style-name="T92"> to show the id, name, </text:span><text:span text:style-name="T99">model_id</text:span><text:span text:style-name="T92"> and </text:span><text:span text:style-name="T99">whether the node is a species node or a reaction node</text:span><text:span text:style-name="T92">. </text:span><text:span text:style-name="T100">T</text:span><text:span text:style-name="T92">o mark the path between </text:span><text:span text:style-name="T100">a pair of</text:span><text:span text:style-name="T92"> nodes, </text:span><text:span text:style-name="T100">we</text:span><text:span text:style-name="T92"> mark </text:span><text:span text:style-name="T100">the path</text:span><text:span text:style-name="T92"> with colour red which is in contrast with the original link colour </text:span><text:span text:style-name="T161">grey. </text:span><text:span text:style-name="T92">In general, the interaction in the visualization assist</text:span><text:span text:style-name="T101">s the</text:span><text:span text:style-name="T92"> user on building an idea of the relative location of the nodes in </text:span><text:span text:style-name="T101">a</text:span><text:span text:style-name="T92"> large-scale network.</text:span></text:p>
      <text:p text:style-name="P40"/>
      <text:p text:style-name="P43">We retain the colour of items in the result list as we switch one layout to the other, if we are still visualizing the same network data (i.e. the same model). The reasoning is that the user’s memory of highlighted items in the result list must be retained because he or she wants to make comparisons between the two layouts <text:span text:style-name="T166">of the same network data</text:span>. </text:p>
      <text:p text:style-name="P32"/>
      <text:p text:style-name="P42"><text:span text:style-name="T159">Bar Chart</text:span></text:p>
      <text:p text:style-name="P44"><text:span text:style-name="T92">We encode </text:span><text:span text:style-name="T113">the derived attribute </text:span><text:span text:style-name="T114">appear_count as a </text:span><text:span text:style-name="T112">bar chart, the </text:span><text:span text:style-name="T114">number of time</text:span><text:span text:style-name="T116">s</text:span><text:span text:style-name="T112"> </text:span><text:span text:style-name="T114">a</text:span><text:span text:style-name="T112"> species’</text:span><text:span text:style-name="T114">s</text:span><text:span text:style-name="T112"> appear</text:span><text:span text:style-name="T114">s</text:span><text:span text:style-name="T112"> in multiple models </text:span><text:span text:style-name="T116">is the bin, and the height of a bar is </text:span><text:span text:style-name="T115">accumulated for all nodes satisfying the </text:span><text:span text:style-name="T114">appear_count </text:span><text:span text:style-name="T115">value</text:span><text:span text:style-name="T112">. For instance, the bar with </text:span><text:span text:style-name="T114">attribute</text:span><text:span text:style-name="T112"> value of 2 </text:span><text:span text:style-name="T114">as the label</text:span><text:span text:style-name="T112"> and </text:span><text:span text:style-name="T114">a</text:span><text:span text:style-name="T112"> height of 10 means that </text:span><text:span text:style-name="T114">10</text:span><text:span text:style-name="T112"> species </text:span><text:span text:style-name="T114">in the current visualized network</text:span><text:span text:style-name="T112"> exists in </text:span><text:span text:style-name="T114">2</text:span><text:span text:style-name="T112"> models. </text:span><text:span text:style-name="T117">As a bar is clicked, all species items that belong to the category are highlighted in red </text:span><text:span text:style-name="T118">in the sidebar.</text:span></text:p>
      <text:p text:style-name="P44"><text:span text:style-name="T115"/></text:p>
      <text:p text:style-name="P32"/>
      <text:p text:style-name="P26"><text:span text:style-name="T63">I</text:span><text:span text:style-name="T31">mplementation</text:span></text:p>
      <text:p text:style-name="P33">We divided our work into two distinct categories, implementing the backend engine for answering queries and implementing the frontend interface for data visualization.</text:p>
      <text:p text:style-name="P33"/>
      <text:p text:style-name="P27"><text:span text:style-name="T31">Bac</text:span><text:span text:style-name="T64">kend Engine </text:span><text:span text:style-name="T88">(Haoran)</text:span></text:p>
      <text:p text:style-name="P28"><text:span text:style-name="T64">T</text:span><text:span text:style-name="T31">he dataset is </text:span><text:span text:style-name="T65">stored in XML format, </text:span><text:span text:style-name="T66">however to be able to effective</text:span><text:span text:style-name="T67">ly</text:span><text:span text:style-name="T66"> import the data to a web service, the JSON format is required. </text:span><text:span text:style-name="T68">The dataset was parsed using python scripts. The parsed data serve as the objects stored in ou</text:span><text:span text:style-name="T69">r</text:span><text:span text:style-name="T68"> pseudo-database. </text:span><text:span text:style-name="T70">We build indexes of the data by computing statistics - for each species name, find all models that contain the species name, and create a key-value pair using the species name as the key and the list of models as the value. </text:span><text:span text:style-name="T71">To answer a query of a specific species name, find the key-value pair in the index. From the values in the key-value pair, we are able to determine whi</text:span><text:span text:style-name="T73">ch</text:span><text:span text:style-name="T71"> JSON models to search, whereas if we d</text:span><text:span text:style-name="T74">id </text:span><text:span text:style-name="T71">not have an index we need to search over 600 models </text:span><text:span text:style-name="T72">for every query.</text:span></text:p>
      <text:p text:style-name="P34"/>
      <text:p text:style-name="P35"><text:span text:style-name="T72">O</text:span><text:span text:style-name="T31">nce a </text:span><text:span text:style-name="T75">queried </text:span><text:span text:style-name="T31">node is located </text:span><text:span text:style-name="T75">in a model, perform a breath first search in the direction specified by the parameter, direction. For example, if direction is ‘up’, then reverse </text:span><text:span text:style-name="T76">the direction of all the arrows and perform breath first search using the modified graph. The scope parameter limits the depth of the search, once the search reaches the specified depth, stop the search and return all nodes and links traversed so far. </text:span><text:span text:style-name="T77">To answer a query of path between two nodes, construct an adjacency matrix using the partial network currently being visualized, and then run Dijkstra’s single-source shortest path </text:span><text:soft-page-break/><text:span text:style-name="T77">algorithm. </text:span><text:span text:style-name="T78">The algorithm return the shortest path between the pair of nodes. If there is no path between a pair of nodes, return an error which is caught at the frontend script. </text:span></text:p>
      <text:p text:style-name="P36"/>
      <text:p text:style-name="P59"><text:span text:style-name="T78">T</text:span><text:span text:style-name="T31">o aggregate multiple </text:span><text:span text:style-name="T81">partial </text:span><text:span text:style-name="T31">networks returned by the query into a single network, </text:span><text:span text:style-name="T79">simply aggregate the N query species nodes present in each of the N models returned in the que</text:span><text:span text:style-name="T83">ry</text:span><text:span text:style-name="T80"> </text:span><text:span text:style-name="T82">into a single node</text:span><text:span text:style-name="T80">. </text:span><text:span text:style-name="T82">For each link connected to the original species node, change the link’s connection from the original species node to the new aggregated species node.</text:span><text:span text:style-name="T80"> </text:span><text:span text:style-name="T84">This operation guarantees that if all the nodes were connected to </text:span><text:span text:style-name="T85">a</text:span><text:span text:style-name="T84"> </text:span><text:span text:style-name="T86">model’s </text:span><text:span text:style-name="T84">partial network, they are still connected in the combined network.</text:span></text:p>
      <text:p text:style-name="P59"><text:span text:style-name="T84"/></text:p>
      <text:p text:style-name="P60"><text:span text:style-name="T147">F</text:span><text:span text:style-name="T146">rontend Visualization</text:span></text:p>
      <text:p text:style-name="P61"><text:span text:style-name="T151">The BioReact was implemented as a Web Application frontend using HTML5, CSS3 and Javascript. </text:span><text:span text:style-name="T164">interface.html </text:span><text:span text:style-name="T151">includes the HTML elements, CSS3 elements and Javascript code we wrote for UI construction, data processing, user interaction and visualization functions. </text:span><text:span text:style-name="T164">interface_style.css </text:span><text:span text:style-name="T151">includes part of the attributes of the UI widgets.</text:span></text:p>
      <text:p text:style-name="P61"><text:span text:style-name="T151"/></text:p>
      <text:p text:style-name="P52"><text:span text:style-name="T92">BioReact utilizes libraries and framework aiming to follow the trend of the frontend development, </text:span><text:span text:style-name="T103">and </text:span><text:span text:style-name="T92">providing a robust and aesthetic system for visualization. (i) We used </text:span><text:span text:style-name="T159">Bootstrap 3</text:span><text:span text:style-name="T92"> framework to set up the responsive UI of the system, with a navigation bar at the top, a main view with 3/4 width of the window and a side view with 1/4 width on the right. Widgets like input bar and buttons were mainly self-designed. (ii) We used </text:span><text:span text:style-name="T159">jQuery</text:span><text:span text:style-name="T92"> to handle the data, optimize the manipulation of the DOM , and extend the CSS selector. (iii) For data visualization, we mainly used </text:span><text:span text:style-name="T159">d3.js</text:span><text:span text:style-name="T92"> to generate the SVG graph. D3 is a powerful javascript library with various existing extensions. We carefully chose some framework and implemented them with </text:span><text:span text:style-name="T159">modifications </text:span><text:span text:style-name="T92">to</text:span><text:span text:style-name="T159"> </text:span><text:span text:style-name="T92">adapt to the visual encoding prototype. Here are the additional frameworks for visualization we used in the project:</text:span></text:p>
      <text:list xml:id="list6566327968142288515" text:style-name="WWNum1">
        <text:list-item>
          <text:p text:style-name="P71"><text:span text:style-name="T159">cola.js</text:span><text:span text:style-name="T92"> and </text:span><text:span text:style-name="T159">cola-downwardedges.js: </text:span><text:span text:style-name="T92">cola.js is an open-source javascript library for arranging the HTML5 documents and diagrams using constrained-based optimization techniques. In this project, we chose the downward edges layout with constraints from Cola.js to make our network more organized. We modified the framework and added visual encoding to distinguish between species and reactions, as well as </text:span><text:span text:style-name="T103">handling </text:span><text:span text:style-name="T92">the </text:span><text:span text:style-name="T103">node</text:span><text:span text:style-name="T92"> </text:span><text:span text:style-name="T103">on-click</text:span><text:span text:style-name="T92"> event.</text:span></text:p>
        </text:list-item>
        <text:list-item>
          <text:p text:style-name="P71"><text:span text:style-name="T159">d3v4-brush-lite.js</text:span><text:span text:style-name="T92"> and </text:span><text:span text:style-name="T159">d3v4-selectable-force-directed-graph.js</text:span><text:span text:style-name="T92">: We utilized the colour encoding, selection and drag specification, so as to make our force-directed layout more interactive. We added the information label, click event, dynamic shape and size change to the original code. And implemented functions to allow the interaction between the networks and other elements in the UI.</text:span></text:p>
          <text:p text:style-name="P70"><text:span text:style-name="T151"/></text:p>
        </text:list-item>
      </text:list>
      <text:p text:style-name="P62"><text:span text:style-name="T149">Zixiao </text:span><text:span text:style-name="T150">is</text:span><text:span text:style-name="T149"> mainly responsible </text:span><text:span text:style-name="T150">for implementing the</text:span><text:span text:style-name="T149"> visual encoding of the </text:span><text:span text:style-name="T150">network data. Zixiao also worked on the development of the UI and part of the user interaction such as </text:span><text:span text:style-name="T163">dynamic</text:span><text:span text:style-name="T150"> </text:span><text:span text:style-name="T163">node</text:span><text:span text:style-name="T150"> size </text:span><text:span text:style-name="T163">change</text:span><text:span text:style-name="T150">. Both of the authors contributed to the general design of the interface and the integration of the codes. Haoran fixed bugs in the front-end and implemented path highlighting </text:span><text:span text:style-name="T151">as well as downward edge layout.</text:span></text:p>
      <text:p text:style-name="P62"><text:span text:style-name="T151"/></text:p>
      <text:p text:style-name="P62"><text:span text:style-name="T148">Results</text:span></text:p>
      <text:p text:style-name="P62"><text:span text:style-name="T151">The proposed visualization is designed to present a more time-saving way to check the necessary information </text:span><text:span text:style-name="T152">relevant to the systems biology domain</text:span><text:span text:style-name="T151">. Our targeted users </text:span><text:span text:style-name="T152">are </text:span><text:span text:style-name="T151">mainly learners who want to look up the relevant details in the database and junior researchers who need a tool to help them set up the</text:span><text:span text:style-name="T152">ir research</text:span><text:span text:style-name="T151"> plan. In addition, consider</text:span><text:span text:style-name="T152">ing</text:span><text:span text:style-name="T151"> the flaws in the database, </text:span><text:span text:style-name="T152">we try </text:span><text:span text:style-name="T151">to make the tool helpful for administrators to do modifications on the database.</text:span></text:p>
      <text:p text:style-name="P62"><text:span text:style-name="T151"/></text:p>
      <text:p text:style-name="P53"><text:soft-page-break/><text:span text:style-name="T159">Scenario Walk-Through</text:span></text:p>
      <text:p text:style-name="P54"><text:span text:style-name="T92">Our system is a search engine facing a static database. User needs to type in the species name,</text:span><text:span text:style-name="T104"> direction of traversal</text:span><text:span text:style-name="T92"> and </text:span><text:span text:style-name="T104">search scope</text:span><text:span text:style-name="T92"> as the query parameters. </text:span><text:span text:style-name="T104">The direction of traversal <text:s/>take on the value of ‘up’ or ‘down’. </text:span><text:span text:style-name="T92">Species name is the name of the species the user obtained or planned to synthesize. User can choose from </text:span><text:span text:style-name="T104">the </text:span><text:span text:style-name="T92">two layout</text:span><text:span text:style-name="T104">s</text:span><text:span text:style-name="T92"> </text:span><text:span text:style-name="T104">of network visualization</text:span><text:span text:style-name="T92">. </text:span><text:span text:style-name="T104">The user can </text:span><text:span text:style-name="T92">combine</text:span><text:span text:style-name="T104"> all the models in the dropdown list by clicking Combine Models</text:span><text:span text:style-name="T92">.</text:span></text:p>
      <text:p text:style-name="P66"/>
      <text:p text:style-name="P53"><text:span text:style-name="T92">For the scenario of use, let’s suppose that Jack is a student in biochemistry, trying to figure out what GTP can be used </text:span><text:span text:style-name="T105">for</text:span><text:span text:style-name="T92">. So he types in GTP, ‘down’ and a </text:span><text:span text:style-name="T105">scope</text:span><text:span text:style-name="T92"> number. After the </text:span><text:span text:style-name="T105">backend engines returns </text:span><text:span text:style-name="T92">the </text:span><text:span text:style-name="T105">result </text:span><text:span text:style-name="T92">data, he can look through the combined model network or look into the single model network. </text:span></text:p>
      <text:p text:style-name="P66"/>
      <text:p text:style-name="P53"><text:span text:style-name="T92">In the combined model case, he can choose from two layouts. In the force-directed layout, a radial network with the node in the centre referring to GTP </text:span><text:span text:style-name="T106">and all other n</text:span><text:span text:style-name="T92">odes clustered, Jack can easily distinguish the difference by colour and luminance. By clicking the node in the network or the buttons on the side bar, Jack can grasp the relative location </text:span><text:span text:style-name="T107">of each node </text:span><text:span text:style-name="T92">in the </text:span><text:span text:style-name="T107">network</text:span><text:span text:style-name="T92">. Jack </text:span><text:span text:style-name="T107">can</text:span><text:span text:style-name="T92"> zoom in, drag and translate </text:span><text:span text:style-name="T107">nodes </text:span><text:span text:style-name="T92">to find a better perspective for himself to observe </text:span><text:span text:style-name="T107">the layout</text:span><text:span text:style-name="T92">. In the downward edge layout, Jack have fewer things to do because the layout is well-organized and constrained. He can simply follow the tree downwards to find out the path</text:span><text:span text:style-name="T108">s</text:span><text:span text:style-name="T92"> for </text:span><text:span text:style-name="T107">the cascade of reactions</text:span><text:span text:style-name="T92"> using GTP. </text:span></text:p>
      <text:p text:style-name="P66"/>
      <text:p text:style-name="P53"><text:span text:style-name="T92">In the single model case, <text:s/>Jack </text:span><text:span text:style-name="T109">inspects </text:span><text:span text:style-name="T92">an individual </text:span><text:span text:style-name="T109">node</text:span><text:span text:style-name="T92"> in the network, he can click it </text:span><text:span text:style-name="T109">which</text:span><text:span text:style-name="T92"> make</text:span><text:span text:style-name="T109">s</text:span><text:span text:style-name="T92"> the node bigger. If the species is meaningless for him, he simply clicks the blank area and the corresponding node will shrink back to the original size. On the contrary, he can proceed to the next species by clicking the node and </text:span><text:span text:style-name="T110">gradually</text:span><text:span text:style-name="T92"> </text:span><text:span text:style-name="T110">highlight</text:span><text:span text:style-name="T92"> a path </text:span><text:span text:style-name="T110">that he wants to study</text:span><text:span text:style-name="T92">. </text:span><text:span text:style-name="T110">He then proceeds to perform research on each of the species and reaction nodes in the path he highlighted. </text:span><text:span text:style-name="T111">If he finds one of the species interesting and wants to study it in more detail, he can enter that species’s name in the query and visualize the network for that species.</text:span></text:p>
      <text:p text:style-name="P66"/>
      <text:p text:style-name="P63"><text:span text:style-name="T151">In both two cases, Jack can mark a path between two nodes by clicking their ids in the side bar and press the </text:span><text:span text:style-name="T153">S</text:span><text:span text:style-name="T164">how </text:span><text:span text:style-name="T165">P</text:span><text:span text:style-name="T164">ath </text:span><text:span text:style-name="T151">button. Also, </text:span><text:span text:style-name="T154">by clicking a bar labelled ‘2’ with height 3 in the barchart, </text:span><text:span text:style-name="T151">Jack can check what th</text:span><text:span text:style-name="T154">ose</text:span><text:span text:style-name="T151"> </text:span><text:span text:style-name="T154">3</text:span><text:span text:style-name="T151"> species </text:span><text:span text:style-name="T155">are in the side bar. </text:span></text:p>
      <text:p text:style-name="P63"><text:span text:style-name="T151"/></text:p>
      <text:p text:style-name="P63"><text:span text:style-name="T151">In addition, all the entries he has already browsed were marked in light yellow to avoid repeated work in checking. Jack can </text:span><text:span text:style-name="T156">switch between the two layouts, while still maintaining the highlighted items in the sidebar</text:span><text:span text:style-name="T151">.</text:span></text:p>
      <text:p text:style-name="P63"><text:span text:style-name="T151"/></text:p>
      <text:p text:style-name="P55"><text:span text:style-name="T159">Evaluation</text:span></text:p>
      <text:p text:style-name="P55"><text:span text:style-name="T92">We preliminarily present our system to potential student users for feedback. Two Phd students from ECE BME laboratory approved our work on reducing the complexity of the network and gave positive feedback on the clarity of the topology. However, they pointed out that the downward edge layout seems better than the force-directed layout for the structure that suits their cognitive system. They also suggest to add visual encoding into the single model view, e.g. use different shapes to indicate the start node and end node. </text:span><text:span text:style-name="T119">They</text:span><text:span text:style-name="T92"> reminded </text:span><text:span text:style-name="T119">us</text:span><text:span text:style-name="T92"> that the overlap problem needs to be carefully tested under various circumstances, especially with the a huge number </text:span><text:span text:style-name="T119">of nodes</text:span><text:span text:style-name="T92">. </text:span></text:p>
      <text:p text:style-name="P67"/>
      <text:p text:style-name="P64"><text:span text:style-name="T151">Two graduate student from Chemistry said that our visualization is designed properly but the data </text:span><text:span text:style-name="T157">representation</text:span><text:span text:style-name="T151"> in our system remains to be optimized for practical use. They argued that the ids </text:span><text:soft-page-break/><text:span text:style-name="T151">shown in the side bar may be useless in some cases because user may not be familiar with the ids. A </text:span><text:span text:style-name="T158">node-link </text:span><text:span text:style-name="T151">diagram </text:span><text:span text:style-name="T158">for each of</text:span><text:span text:style-name="T151"> the specific reaction</text:span><text:span text:style-name="T158"> node</text:span><text:span text:style-name="T151"> </text:span><text:span text:style-name="T158">needs</text:span><text:span text:style-name="T151"> to </text:span><text:span text:style-name="T158">be</text:span><text:span text:style-name="T151"> implement</text:span><text:span text:style-name="T158">ed</text:span><text:span text:style-name="T151">, so as to give </text:span><text:span text:style-name="T158">the </text:span><text:span text:style-name="T151">user a deeper idea of </text:span><text:span text:style-name="T158">what each reaction is used for</text:span><text:span text:style-name="T151">. For the user experience of the system, </text:span><text:span text:style-name="T158">the</text:span><text:span text:style-name="T151"> monotony </text:span><text:span text:style-name="T158">of color </text:span><text:span text:style-name="T151">in single model view was also mentioned.</text:span></text:p>
      <text:p text:style-name="P64"><text:span text:style-name="T151"/></text:p>
      <text:p text:style-name="P65"><text:span text:style-name="T148">Discussion and Future Work</text:span></text:p>
      <text:p text:style-name="P56"><text:span text:style-name="T159">Limitation of Visualization</text:span></text:p>
      <text:p text:style-name="P56"><text:span text:style-name="T92">Time constraints lead to the limitation of our evaluation, but problems are quite clear given peers’ advice and our self evaluation. One obvious limitation lies on the interaction. Although some users may feel well to have parameters used to configure the network, </text:span><text:span text:style-name="T120">o</text:span><text:span text:style-name="T92">thers </text:span><text:span text:style-name="T120">wants to avoid the </text:span><text:span text:style-name="T92">compulsory configuration procedures. Another limitation is the incompleteness of the downward edge layout. Even if it is designed to be concise, we still find the necessity to provide more interactions as what we did in the force-directed layout. </text:span><text:span text:style-name="T120">For example, allowing z</text:span><text:span text:style-name="T92">ooming in and out </text:span><text:span text:style-name="T120">because zooming </text:span><text:span text:style-name="T92">is especially efficient when the level number is greater than 3.</text:span></text:p>
      <text:p text:style-name="P68"/>
      <text:p text:style-name="P56"><text:span text:style-name="T92">The limitation on the data is intrinsic. <text:s/>In our development process, we pretended to display the names of the species on the side bar. However, it is not practical because </text:span><text:span text:style-name="T121">some</text:span><text:span text:style-name="T92"> species </text:span><text:span text:style-name="T121">do not have a</text:span><text:span text:style-name="T92"> name in the database. Given the feedback, we </text:span><text:span text:style-name="T122">display</text:span><text:span text:style-name="T92"> both the id and name </text:span><text:span text:style-name="T122">in the result list</text:span><text:span text:style-name="T92">. In the test process, we find that error or </text:span><text:span text:style-name="T122">absence of </text:span><text:span text:style-name="T123">a</text:span><text:span text:style-name="T122"> value</text:span><text:span text:style-name="T92"> in the database lead to the ambiguity and affect the understanding of the user. </text:span></text:p>
      <text:p text:style-name="P69"/>
      <text:p text:style-name="P56"><text:span text:style-name="T159">Limitation of Browser</text:span></text:p>
      <text:p text:style-name="P56"><text:span text:style-name="T92">Due to the processing ability of the browser, the performance of our visualization falls rapidly when the </text:span><text:span text:style-name="T125">parameter </text:span><text:span text:style-name="T124">scope</text:span><text:span text:style-name="T92"> number increases. <text:s/>This </text:span><text:span text:style-name="T126">issue</text:span><text:span text:style-name="T92"> exists in three major browsers, Chrome, Safari and Firefox. For instance, the graph is generated slowly and latency in the interaction is quite obvious when the level comes to 3, with </text:span><text:span text:style-name="T135">~600</text:span><text:span text:style-name="T92"> nodes and links. The specifications of our design are severely limited by this factor even if the </text:span><text:span text:style-name="T127">quality of the</text:span><text:span text:style-name="T92"> visualization </text:span><text:span text:style-name="T128">is the same</text:span><text:span text:style-name="T92">. </text:span></text:p>
      <text:p text:style-name="P56"><text:span text:style-name="T92"/></text:p>
      <text:p text:style-name="P56"><text:span text:style-name="T92">One limitation concerned with the front-end limitation is that the data we used are static which is permanently stored in our local sever. However, in a more general case, there must be a backend to support the frontend. </text:span><text:span text:style-name="T133">Lastly,</text:span><text:span text:style-name="T92"> there must be a </text:span><text:span text:style-name="T133">large number of</text:span><text:span text:style-name="T92"> change</text:span><text:span text:style-name="T133">s</text:span><text:span text:style-name="T92"> on the structure of the system in order to integrate them in a se</text:span><text:span text:style-name="T134">r</text:span><text:span text:style-name="T92">ver.</text:span></text:p>
      <text:p text:style-name="P69"/>
      <text:p text:style-name="P56"><text:span text:style-name="T159">Lessons Learned</text:span></text:p>
      <text:p text:style-name="P56"><text:span text:style-name="T92">In this project, we apply the visualization idioms in the books to provide a reasonable solution to a domain problem. </text:span><text:span text:style-name="T129">O</text:span><text:span text:style-name="T92">ne lesson we learn</text:span><text:span text:style-name="T129">ed</text:span><text:span text:style-name="T92"> is carefully choose visual encoding method </text:span><text:span text:style-name="T129">to avoid</text:span><text:span text:style-name="T92"> ambiguity. Facing thousands of data, each decision on colour </text:span><text:span text:style-name="T129">encoding</text:span><text:span text:style-name="T92"> was complicated. So we applied efficient reduction </text:span><text:span text:style-name="T129">in data size </text:span><text:span text:style-name="T92">and adjust</text:span><text:span text:style-name="T129">ed</text:span><text:span text:style-name="T92"> the encoding method </text:span><text:span text:style-name="T129">accordingly</text:span><text:span text:style-name="T92">. The other lesson is to have a meticulous plan at the beginning. We changed our visual encoding method in the process and gave up some ideas which we used to think helpful for users. However, thi</text:span><text:span text:style-name="T136">s</text:span><text:span text:style-name="T92"> cost</text:span><text:span text:style-name="T136">s</text:span><text:span text:style-name="T92"> us a lot of time and interfered with the original design of the project. Instead, we must </text:span><text:span text:style-name="T131">talk</text:span><text:span text:style-name="T92"> to the targeted users first with multiple applicable </text:span><text:span text:style-name="T130">design choices</text:span><text:span text:style-name="T92"> to our final design. </text:span></text:p>
      <text:p text:style-name="P69"/>
      <text:p text:style-name="P56"><text:span text:style-name="T159">Future Work</text:span></text:p>
      <text:p text:style-name="P57"><text:span text:style-name="T92">As we mentioned before, the most urgent work to do is to optimize the visualization performance given different queries. So we must carry out the tests in the extreme conditions to see whether the visualization is </text:span><text:span text:style-name="T132">feasible</text:span><text:span text:style-name="T92"> or not. </text:span><text:span text:style-name="T141">For</text:span><text:span text:style-name="T142"> </text:span><text:span text:style-name="T141">real application</text:span><text:span text:style-name="T144">s</text:span><text:span text:style-name="T141">, </text:span><text:span text:style-name="T143">we </text:span><text:span text:style-name="T141">need to allow the synchronization of the data on the sever end and front end, for example the data used in the visualization can be </text:span><text:soft-page-break/><text:span text:style-name="T141">directly modified on the sever. <text:s/>And we cannot ignore our original purpose to offer a tool to </text:span><text:span text:style-name="T142">correct missing</text:span><text:span text:style-name="T141"> data in the database. So we plan to develop an interface which allows the administrator to directly change the data from the front-end. In addition, data processing needs to fulfill the requirement of the user. </text:span></text:p>
      <text:p text:style-name="P57"><text:span text:style-name="T141"/></text:p>
      <text:p text:style-name="P58"><text:span text:style-name="T148">Summ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1:02:23.145393880</meta:creation-date>
    <dc:date>2017-12-15T19:23:32.877708038</dc:date>
    <meta:editing-duration>PT14H24M17S</meta:editing-duration>
    <meta:editing-cycles>257</meta:editing-cycles>
    <meta:generator>LibreOffice/5.1.6.2$Linux_X86_64 LibreOffice_project/10m0$Build-2</meta:generator>
    <meta:document-statistic meta:table-count="0" meta:image-count="0" meta:object-count="0" meta:page-count="10" meta:paragraph-count="76" meta:word-count="5754" meta:character-count="34127" meta:non-whitespace-character-count="28416"/>
  </office:meta>
</office:document-meta>
</file>